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8.461cm" table:align="margins" style:may-break-between-rows="true" table:border-model="collapsing"/>
    </style:style>
    <style:style style:name="Tabla1.A" style:family="table-column">
      <style:table-column-properties style:column-width="3.895cm" style:rel-column-width="13825*"/>
    </style:style>
    <style:style style:name="Tabla1.B" style:family="table-column">
      <style:table-column-properties style:column-width="14.566cm" style:rel-column-width="51710*"/>
    </style:style>
    <style:style style:name="Tabla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7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ext_20_body">
      <style:text-properties officeooo:rsid="0008b0cb" officeooo:paragraph-rsid="0008b0cb"/>
    </style:style>
    <style:style style:name="P3" style:family="paragraph" style:parent-style-name="Title">
      <style:text-properties officeooo:rsid="0008b0cb" officeooo:paragraph-rsid="0008b0cb"/>
    </style:style>
    <style:style style:name="P4" style:family="paragraph" style:parent-style-name="Text_20_body">
      <style:text-properties officeooo:rsid="00165475" officeooo:paragraph-rsid="00165475"/>
    </style:style>
    <style:style style:name="P5" style:family="paragraph" style:parent-style-name="Text_20_body">
      <style:text-properties fo:font-style="normal" fo:font-weight="bold" officeooo:rsid="001b4e6c" officeooo:paragraph-rsid="001b4e6c" style:font-style-asian="normal" style:font-weight-asian="bold" style:font-style-complex="normal" style:font-weight-complex="bold"/>
    </style:style>
    <style:style style:name="P6" style:family="paragraph" style:parent-style-name="Text_20_body">
      <style:text-properties fo:font-style="normal" fo:font-weight="bold" officeooo:rsid="001cef18" officeooo:paragraph-rsid="001cef18" style:font-style-asian="normal" style:font-weight-asian="bold" style:font-style-complex="normal" style:font-weight-complex="bold"/>
    </style:style>
    <style:style style:name="P7" style:family="paragraph" style:parent-style-name="Text_20_body">
      <style:text-properties fo:font-style="normal" fo:font-weight="bold" officeooo:rsid="001dfd86" officeooo:paragraph-rsid="001dfd86" style:font-style-asian="normal" style:font-weight-asian="bold" style:font-style-complex="normal" style:font-weight-complex="bold"/>
    </style:style>
    <style:style style:name="P8" style:family="paragraph" style:parent-style-name="Text_20_body">
      <style:text-properties fo:font-style="normal" fo:font-weight="bold" officeooo:rsid="0025db9f" officeooo:paragraph-rsid="0025db9f" style:font-style-asian="normal" style:font-weight-asian="bold" style:font-style-complex="normal" style:font-weight-complex="bold"/>
    </style:style>
    <style:style style:name="P9" style:family="paragraph" style:parent-style-name="Text_20_body">
      <style:text-properties fo:font-style="normal" fo:font-weight="bold" officeooo:rsid="00391726" officeooo:paragraph-rsid="00391726" style:font-style-asian="normal" style:font-weight-asian="bold" style:font-style-complex="normal" style:font-weight-complex="bold"/>
    </style:style>
    <style:style style:name="P10" style:family="paragraph" style:parent-style-name="Text_20_body">
      <style:text-properties fo:font-style="normal" fo:font-weight="bold" officeooo:rsid="003e4e7e" officeooo:paragraph-rsid="003e4e7e" style:font-style-asian="normal" style:font-weight-asian="bold" style:font-style-complex="normal" style:font-weight-complex="bold"/>
    </style:style>
    <style:style style:name="P11" style:family="paragraph" style:parent-style-name="Text_20_body">
      <style:text-properties fo:font-style="normal" fo:font-weight="bold" officeooo:rsid="00424bee" officeooo:paragraph-rsid="00424bee" style:font-style-asian="normal" style:font-weight-asian="bold" style:font-style-complex="normal" style:font-weight-complex="bold"/>
    </style:style>
    <style:style style:name="P12" style:family="paragraph" style:parent-style-name="Text_20_body">
      <style:text-properties fo:font-style="normal" style:text-underline-style="none" fo:font-weight="normal" officeooo:rsid="0037628f" officeooo:paragraph-rsid="0037628f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font-style="normal" style:text-underline-style="none" fo:font-weight="bold" officeooo:rsid="00391fb2" officeooo:paragraph-rsid="00391fb2" style:font-style-asian="normal" style:font-weight-asian="bold" style:font-style-complex="normal" style:font-weight-complex="bold"/>
    </style:style>
    <style:style style:name="P14" style:family="paragraph" style:parent-style-name="Text_20_body">
      <style:text-properties fo:font-style="normal" style:text-underline-style="none" fo:font-weight="bold" officeooo:rsid="003c69fd" officeooo:paragraph-rsid="003c69fd" style:font-style-asian="normal" style:font-weight-asian="bold" style:font-style-complex="normal" style:font-weight-complex="bold"/>
    </style:style>
    <style:style style:name="P15" style:family="paragraph" style:parent-style-name="Text_20_body">
      <style:text-properties fo:font-style="normal" style:text-underline-style="none" fo:font-weight="bold" officeooo:rsid="003e4e7e" officeooo:paragraph-rsid="003e4e7e" style:font-style-asian="normal" style:font-weight-asian="bold" style:font-style-complex="normal" style:font-weight-complex="bold"/>
    </style:style>
    <style:style style:name="P16" style:family="paragraph" style:parent-style-name="Text_20_body">
      <style:text-properties fo:font-style="normal" style:text-underline-style="none" fo:font-weight="bold" officeooo:rsid="00424bee" officeooo:paragraph-rsid="00424bee" style:font-style-asian="normal" style:font-weight-asian="bold" style:font-style-complex="normal" style:font-weight-complex="bold"/>
    </style:style>
    <style:style style:name="P17" style:family="paragraph" style:parent-style-name="Text_20_body">
      <style:text-properties fo:font-style="normal" fo:font-weight="normal" officeooo:rsid="00317771" officeooo:paragraph-rsid="00317771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fo:font-weight="bold" officeooo:rsid="001b4e6c" officeooo:paragraph-rsid="001b4e6c" style:font-weight-asian="bold" style:font-weight-complex="bold"/>
    </style:style>
    <style:style style:name="P19" style:family="paragraph" style:parent-style-name="Text_20_body">
      <style:text-properties fo:font-weight="bold" officeooo:rsid="001dfd86" officeooo:paragraph-rsid="001dfd86" style:font-weight-asian="bold" style:font-weight-complex="bold"/>
    </style:style>
    <style:style style:name="P20" style:family="paragraph" style:parent-style-name="Text_20_body">
      <style:text-properties fo:font-weight="bold" officeooo:rsid="001f0875" officeooo:paragraph-rsid="001f0875" style:font-weight-asian="bold" style:font-weight-complex="bold"/>
    </style:style>
    <style:style style:name="P21" style:family="paragraph" style:parent-style-name="Text_20_body">
      <style:text-properties fo:font-weight="bold" officeooo:rsid="001fae1e" officeooo:paragraph-rsid="001fae1e" style:font-weight-asian="bold" style:font-weight-complex="bold"/>
    </style:style>
    <style:style style:name="P22" style:family="paragraph" style:parent-style-name="Text_20_body">
      <style:text-properties fo:font-weight="bold" officeooo:rsid="00212202" officeooo:paragraph-rsid="00212202" style:font-weight-asian="bold" style:font-weight-complex="bold"/>
    </style:style>
    <style:style style:name="P23" style:family="paragraph" style:parent-style-name="Text_20_body">
      <style:text-properties fo:font-weight="bold" officeooo:rsid="0024b5cc" officeooo:paragraph-rsid="0024b5cc" style:font-weight-asian="bold" style:font-weight-complex="bold"/>
    </style:style>
    <style:style style:name="P24" style:family="paragraph" style:parent-style-name="Text_20_body">
      <style:text-properties fo:font-weight="bold" officeooo:rsid="0024e0dd" officeooo:paragraph-rsid="0024e0dd" style:font-weight-asian="bold" style:font-weight-complex="bold"/>
    </style:style>
    <style:style style:name="P25" style:family="paragraph" style:parent-style-name="Text_20_body">
      <style:text-properties fo:font-weight="bold" officeooo:rsid="002a1a2c" officeooo:paragraph-rsid="002a1a2c" style:font-weight-asian="bold" style:font-weight-complex="bold"/>
    </style:style>
    <style:style style:name="P26" style:family="paragraph" style:parent-style-name="Text_20_body">
      <style:text-properties fo:font-weight="bold" officeooo:rsid="002f93e4" officeooo:paragraph-rsid="002f93e4" style:font-weight-asian="bold" style:font-weight-complex="bold"/>
    </style:style>
    <style:style style:name="P27" style:family="paragraph" style:parent-style-name="Text_20_body">
      <style:text-properties fo:font-weight="bold" officeooo:rsid="0035f40a" officeooo:paragraph-rsid="0035f40a" style:font-weight-asian="bold" style:font-weight-complex="bold"/>
    </style:style>
    <style:style style:name="P28" style:family="paragraph" style:parent-style-name="Text_20_body">
      <style:text-properties fo:font-weight="bold" officeooo:rsid="00391fb2" officeooo:paragraph-rsid="00391fb2" style:font-weight-asian="bold" style:font-weight-complex="bold"/>
    </style:style>
    <style:style style:name="P29" style:family="paragraph" style:parent-style-name="Text_20_body">
      <style:text-properties fo:font-weight="bold" officeooo:rsid="0042a008" officeooo:paragraph-rsid="0042a008" style:font-weight-asian="bold" style:font-weight-complex="bold"/>
    </style:style>
    <style:style style:name="P30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b0b9d" officeooo:paragraph-rsid="001b0b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italic" fo:text-shadow="none" style:text-underline-style="none" fo:font-weight="bold" officeooo:rsid="001b0b9d" officeooo:paragraph-rsid="001b0b9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2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3" style:family="paragraph" style:parent-style-name="Text_20_body">
      <style:text-properties officeooo:paragraph-rsid="0008b0cb"/>
    </style:style>
    <style:style style:name="P34" style:family="paragraph" style:parent-style-name="Text_20_body">
      <style:text-properties officeooo:paragraph-rsid="00290e3d"/>
    </style:style>
    <style:style style:name="P35" style:family="paragraph" style:parent-style-name="Subtitle">
      <style:text-properties officeooo:rsid="00308d55" officeooo:paragraph-rsid="00308d55"/>
    </style:style>
    <style:style style:name="P36" style:family="paragraph" style:parent-style-name="Text_20_body">
      <style:text-properties officeooo:rsid="00317771" officeooo:paragraph-rsid="00317771"/>
    </style:style>
    <style:style style:name="P37" style:family="paragraph" style:parent-style-name="Text_20_body">
      <loext:graphic-properties draw:fill="solid" draw:fill-color="#ffffa6" draw:opacity="100%"/>
      <style:paragraph-properties fo:background-color="#ffffa6"/>
      <style:text-properties officeooo:rsid="00317771" officeooo:paragraph-rsid="00317771"/>
    </style:style>
    <style:style style:name="P38" style:family="paragraph" style:parent-style-name="Text_20_body">
      <style:text-properties officeooo:rsid="0035f40a" officeooo:paragraph-rsid="0035f40a"/>
    </style:style>
    <style:style style:name="P39" style:family="paragraph" style:parent-style-name="Text_20_body">
      <style:text-properties officeooo:rsid="0037628f" officeooo:paragraph-rsid="0037628f"/>
    </style:style>
    <style:style style:name="P40" style:family="paragraph" style:parent-style-name="Text_20_body">
      <style:text-properties officeooo:rsid="00391fb2" officeooo:paragraph-rsid="00391fb2"/>
    </style:style>
    <style:style style:name="P41" style:family="paragraph" style:parent-style-name="Text_20_body">
      <style:text-properties officeooo:rsid="00391726" officeooo:paragraph-rsid="00391726"/>
    </style:style>
    <style:style style:name="P42" style:family="paragraph" style:parent-style-name="Text_20_body">
      <style:text-properties fo:color="#c9211e" loext:opacity="100%" officeooo:rsid="00391fb2" officeooo:paragraph-rsid="00391fb2"/>
    </style:style>
    <style:style style:name="P43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7.962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7.461cm" style:type="right" style:leader-style="dotted" style:leader-text="."/>
        </style:tab-stops>
      </style:paragraph-properties>
    </style:style>
    <style:style style:name="P46" style:family="paragraph" style:parent-style-name="Text_20_body">
      <style:text-properties officeooo:rsid="0039eab1" officeooo:paragraph-rsid="0039eab1"/>
    </style:style>
    <style:style style:name="P47" style:family="paragraph" style:parent-style-name="Text_20_body">
      <style:text-properties officeooo:rsid="003c69fd" officeooo:paragraph-rsid="003c69fd"/>
    </style:style>
    <style:style style:name="P48" style:family="paragraph" style:parent-style-name="Heading_20_1">
      <style:paragraph-properties fo:text-align="center" style:justify-single-word="false" fo:break-before="page"/>
      <style:text-properties officeooo:rsid="000b695b" officeooo:paragraph-rsid="001b0b9d"/>
    </style:style>
    <style:style style:name="P49" style:family="paragraph" style:parent-style-name="Heading_20_1">
      <style:paragraph-properties fo:break-before="page"/>
      <style:text-properties officeooo:rsid="001b4e6c" officeooo:paragraph-rsid="001b4e6c"/>
    </style:style>
    <style:style style:name="P50" style:family="paragraph" style:parent-style-name="Heading_20_1">
      <style:paragraph-properties fo:break-before="page"/>
      <style:text-properties officeooo:rsid="002ca17c" officeooo:paragraph-rsid="002ca17c"/>
    </style:style>
    <style:style style:name="P51" style:family="paragraph" style:parent-style-name="Heading_20_2">
      <style:text-properties officeooo:paragraph-rsid="000beec6"/>
    </style:style>
    <style:style style:name="P52" style:family="paragraph" style:parent-style-name="Heading_20_2">
      <style:text-properties officeooo:paragraph-rsid="001b4e6c"/>
    </style:style>
    <style:style style:name="P53" style:family="paragraph" style:parent-style-name="Heading_20_2">
      <style:text-properties officeooo:rsid="001b4e6c" officeooo:paragraph-rsid="001b4e6c"/>
    </style:style>
    <style:style style:name="P54" style:family="paragraph" style:parent-style-name="Heading_20_2">
      <style:text-properties officeooo:rsid="001dfd86" officeooo:paragraph-rsid="001dfd86"/>
    </style:style>
    <style:style style:name="P55" style:family="paragraph" style:parent-style-name="Heading_20_2">
      <style:text-properties officeooo:rsid="001f0875" officeooo:paragraph-rsid="001f0875"/>
    </style:style>
    <style:style style:name="P56" style:family="paragraph" style:parent-style-name="Heading_20_2">
      <style:text-properties officeooo:rsid="001fae1e" officeooo:paragraph-rsid="001fae1e"/>
    </style:style>
    <style:style style:name="P57" style:family="paragraph" style:parent-style-name="Heading_20_2">
      <style:text-properties officeooo:rsid="00212202" officeooo:paragraph-rsid="00212202"/>
    </style:style>
    <style:style style:name="P58" style:family="paragraph" style:parent-style-name="Heading_20_2">
      <style:text-properties officeooo:rsid="0035f40a" officeooo:paragraph-rsid="0035f40a"/>
    </style:style>
    <style:style style:name="P59" style:family="paragraph" style:parent-style-name="Heading_20_2">
      <style:text-properties officeooo:rsid="00391fb2" officeooo:paragraph-rsid="00391fb2"/>
    </style:style>
    <style:style style:name="P60" style:family="paragraph" style:parent-style-name="Heading_20_2">
      <style:text-properties officeooo:paragraph-rsid="002e89df"/>
    </style:style>
    <style:style style:name="P61" style:family="paragraph" style:parent-style-name="Heading_20_2">
      <style:text-properties officeooo:rsid="0039eab1" officeooo:paragraph-rsid="0039eab1"/>
    </style:style>
    <style:style style:name="P62" style:family="paragraph" style:parent-style-name="Heading_20_3">
      <style:text-properties officeooo:rsid="00086d62" officeooo:paragraph-rsid="00086d62"/>
    </style:style>
    <style:style style:name="P63" style:family="paragraph" style:parent-style-name="Heading_20_3">
      <style:text-properties officeooo:rsid="0025db9f" officeooo:paragraph-rsid="0025db9f"/>
    </style:style>
    <style:style style:name="P64" style:family="paragraph" style:parent-style-name="Heading_20_3">
      <style:text-properties officeooo:rsid="000671c6" officeooo:paragraph-rsid="001b0b9d"/>
    </style:style>
    <style:style style:name="P65" style:family="paragraph" style:parent-style-name="Heading_20_3">
      <style:text-properties officeooo:rsid="000671c6" officeooo:paragraph-rsid="000671c6"/>
    </style:style>
    <style:style style:name="P66" style:family="paragraph" style:parent-style-name="Heading_20_3">
      <style:text-properties officeooo:rsid="0008b0cb" officeooo:paragraph-rsid="0008b0cb"/>
    </style:style>
    <style:style style:name="P67" style:family="paragraph" style:parent-style-name="Heading_20_3">
      <style:text-properties officeooo:rsid="0039eab1" officeooo:paragraph-rsid="0039eab1"/>
    </style:style>
    <style:style style:name="P68" style:family="paragraph" style:parent-style-name="Heading_20_3">
      <style:text-properties officeooo:rsid="00317771" officeooo:paragraph-rsid="00317771"/>
    </style:style>
    <style:style style:name="P69" style:family="paragraph" style:parent-style-name="Text_20_body" style:list-style-name="L1"/>
    <style:style style:name="P70" style:family="paragraph" style:parent-style-name="Text_20_body" style:list-style-name="L1">
      <style:text-properties officeooo:rsid="00086d62" officeooo:paragraph-rsid="00086d62"/>
    </style:style>
    <style:style style:name="P71" style:family="paragraph" style:parent-style-name="Text_20_body" style:list-style-name="L1">
      <style:text-properties officeooo:rsid="00086d62" officeooo:paragraph-rsid="001b0b9d"/>
    </style:style>
    <style:style style:name="P72" style:family="paragraph" style:parent-style-name="Text_20_body" style:list-style-name="L2">
      <style:text-properties officeooo:rsid="00086d62" officeooo:paragraph-rsid="00086d62"/>
    </style:style>
    <style:style style:name="P73" style:family="paragraph" style:parent-style-name="Text_20_body" style:list-style-name="L1">
      <style:text-properties officeooo:rsid="0025db9f" officeooo:paragraph-rsid="0025db9f"/>
    </style:style>
    <style:style style:name="P74" style:family="paragraph" style:parent-style-name="Text_20_body" style:list-style-name="L1">
      <style:text-properties officeooo:rsid="000671c6" officeooo:paragraph-rsid="001b0b9d"/>
    </style:style>
    <style:style style:name="P75" style:family="paragraph" style:parent-style-name="Text_20_body" style:list-style-name="L1">
      <style:text-properties officeooo:rsid="000671c6" officeooo:paragraph-rsid="000671c6"/>
    </style:style>
    <style:style style:name="P76" style:family="paragraph" style:parent-style-name="Text_20_body" style:list-style-name="L1">
      <style:text-properties officeooo:rsid="000671c6" officeooo:paragraph-rsid="0014f774"/>
    </style:style>
    <style:style style:name="P77" style:family="paragraph" style:parent-style-name="Text_20_body" style:list-style-name="L1">
      <style:text-properties officeooo:rsid="001f0875" officeooo:paragraph-rsid="001f0875"/>
    </style:style>
    <style:style style:name="P78" style:family="paragraph" style:parent-style-name="Text_20_body" style:list-style-name="L1">
      <style:text-properties officeooo:rsid="0008b0cb" officeooo:paragraph-rsid="0008b0cb"/>
    </style:style>
    <style:style style:name="P79" style:family="paragraph" style:parent-style-name="Text_20_body" style:list-style-name="L3">
      <style:text-properties officeooo:rsid="0008b0cb" officeooo:paragraph-rsid="0008b0cb"/>
    </style:style>
    <style:style style:name="P80" style:family="paragraph" style:parent-style-name="Text_20_body" style:list-style-name="L4">
      <style:text-properties officeooo:rsid="0008b0cb" officeooo:paragraph-rsid="0008b0cb"/>
    </style:style>
    <style:style style:name="P81" style:family="paragraph" style:parent-style-name="Text_20_body" style:list-style-name="L3">
      <style:text-properties officeooo:rsid="001b0b9d" officeooo:paragraph-rsid="001b0b9d"/>
    </style:style>
    <style:style style:name="P82" style:family="paragraph" style:parent-style-name="Text_20_body" style:list-style-name="L5">
      <style:text-properties officeooo:rsid="0039eab1" officeooo:paragraph-rsid="0039eab1"/>
    </style:style>
    <style:style style:name="P83" style:family="paragraph" style:parent-style-name="Text_20_body" style:list-style-name="L6">
      <style:text-properties fo:font-style="italic" fo:font-weight="normal" officeooo:rsid="001b4e6c" officeooo:paragraph-rsid="001b4e6c" style:font-style-asian="italic" style:font-weight-asian="normal" style:font-style-complex="italic" style:font-weight-complex="normal"/>
    </style:style>
    <style:style style:name="P84" style:family="paragraph" style:parent-style-name="Text_20_body">
      <style:text-properties fo:font-weight="bold" officeooo:rsid="00431799" officeooo:paragraph-rsid="00431799" style:font-weight-asian="bold" style:font-weight-complex="bold"/>
    </style:style>
    <style:style style:name="T1" style:family="text">
      <style:text-properties officeooo:rsid="000a3a90"/>
    </style:style>
    <style:style style:name="T2" style:family="text">
      <style:text-properties officeooo:rsid="000671c6"/>
    </style:style>
    <style:style style:name="T3" style:family="text">
      <style:text-properties officeooo:rsid="0008b0cb"/>
    </style:style>
    <style:style style:name="T4" style:family="text">
      <style:text-properties officeooo:rsid="000d35a8"/>
    </style:style>
    <style:style style:name="T5" style:family="text">
      <style:text-properties officeooo:rsid="00111d8e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024e0dd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290e3d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3f56ec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style:text-underline-style="none" fo:font-weight="bold" officeooo:rsid="00290e3d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solid" style:text-underline-width="auto" style:text-underline-color="font-color" fo:font-weight="normal" officeooo:rsid="00290e3d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solid" style:text-underline-width="auto" style:text-underline-color="font-color" fo:font-weight="normal" officeooo:rsid="003f56ec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290e3d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style:font-style-asian="italic" style:font-style-complex="italic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officeooo:rsid="0014f774"/>
    </style:style>
    <style:style style:name="T27" style:family="text">
      <style:text-properties officeooo:rsid="0017a739"/>
    </style:style>
    <style:style style:name="T28" style:family="text">
      <style:text-properties officeooo:rsid="000beec6"/>
    </style:style>
    <style:style style:name="T29" style:family="text">
      <style:text-properties officeooo:rsid="001b0b9d"/>
    </style:style>
    <style:style style:name="T30" style:family="text">
      <style:text-properties officeooo:rsid="001b4e6c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2233bb" style:font-weight-asian="normal" style:font-weight-complex="normal"/>
    </style:style>
    <style:style style:name="T33" style:family="text">
      <style:text-properties fo:font-weight="normal" officeooo:rsid="00438491" style:font-weight-asian="normal" style:font-weight-complex="normal"/>
    </style:style>
    <style:style style:name="T34" style:family="text">
      <style:text-properties style:text-underline-style="none"/>
    </style:style>
    <style:style style:name="T35" style:family="text">
      <style:text-properties style:text-underline-style="none" fo:font-weight="normal" style:font-weight-asian="normal" style:font-weight-complex="normal"/>
    </style:style>
    <style:style style:name="T36" style:family="text">
      <style:text-properties officeooo:rsid="001f0875"/>
    </style:style>
    <style:style style:name="T37" style:family="text">
      <style:text-properties officeooo:rsid="002e89df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3860cd" style:font-weight-asian="bold" style:font-weight-complex="bold"/>
    </style:style>
    <style:style style:name="T40" style:family="text">
      <style:text-properties fo:font-weight="bold" officeooo:rsid="001f0875" style:font-weight-asian="bold" style:font-weight-complex="bold"/>
    </style:style>
    <style:style style:name="T41" style:family="text">
      <style:text-properties officeooo:rsid="003860c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yecto: Sistema Juguetería Efraín v3</text:p>
      <text:p text:style-name="P35">Reglas y Requerimientos del Negocio</text:p>
      <text:p text:style-name="P2"/>
      <text:table-of-content text:style-name="Sect1" text:protected="true" text:name="Sumario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Contenido</text:p>
          </text:index-title>
          <text:p text:style-name="P43"><text:a xlink:type="simple" xlink:href="#__RefHeading___Toc235_374128011" text:style-name="Index_20_Link" text:visited-style-name="Index_20_Link">1. Documento de Visión y Alcance del sistema<text:tab/>4</text:a></text:p>
          <text:p text:style-name="P44"><text:a xlink:type="simple" xlink:href="#__RefHeading___Toc285_374128011" text:style-name="Index_20_Link" text:visited-style-name="Index_20_Link">1.1. Visión del Producto<text:tab/>4</text:a></text:p>
          <text:p text:style-name="P44"><text:a xlink:type="simple" xlink:href="#__RefHeading___Toc185_374128011" text:style-name="Index_20_Link" text:visited-style-name="Index_20_Link">1.2. Lista de características<text:tab/>4</text:a></text:p>
          <text:p text:style-name="P45"><text:a xlink:type="simple" xlink:href="#__RefHeading___Toc187_374128011" text:style-name="Index_20_Link" text:visited-style-name="Index_20_Link">1 Gestionar Login<text:tab/>4</text:a></text:p>
          <text:p text:style-name="P45"><text:a xlink:type="simple" xlink:href="#__RefHeading___Toc774_1293454848" text:style-name="Index_20_Link" text:visited-style-name="Index_20_Link">2 Comentarios<text:tab/>4</text:a></text:p>
          <text:p text:style-name="P45"><text:a xlink:type="simple" xlink:href="#__RefHeading___Toc453_1831016561" text:style-name="Index_20_Link" text:visited-style-name="Index_20_Link">3 Gestionar distribuidora<text:tab/>4</text:a></text:p>
          <text:p text:style-name="P45"><text:a xlink:type="simple" xlink:href="#__RefHeading___Toc193_374128011" text:style-name="Index_20_Link" text:visited-style-name="Index_20_Link">4 Gestionar factura distribuidora<text:tab/>4</text:a></text:p>
          <text:p text:style-name="P45"><text:a xlink:type="simple" xlink:href="#__RefHeading___Toc189_374128011" text:style-name="Index_20_Link" text:visited-style-name="Index_20_Link">5 Gestionar producto<text:tab/>4</text:a></text:p>
          <text:p text:style-name="P45"><text:a xlink:type="simple" xlink:href="#__RefHeading___Toc195_374128011" text:style-name="Index_20_Link" text:visited-style-name="Index_20_Link">6 Consultas<text:tab/>5</text:a></text:p>
          <text:p text:style-name="P45"><text:a xlink:type="simple" xlink:href="#__RefHeading___Toc197_374128011" text:style-name="Index_20_Link" text:visited-style-name="Index_20_Link">7 Reportes<text:tab/>5</text:a></text:p>
          <text:p text:style-name="P45"><text:a xlink:type="simple" xlink:href="#__RefHeading___Toc199_374128011" text:style-name="Index_20_Link" text:visited-style-name="Index_20_Link">8 Carrito de venta<text:tab/>5</text:a></text:p>
          <text:p text:style-name="P45"><text:a xlink:type="simple" xlink:href="#__RefHeading___Toc201_374128011" text:style-name="Index_20_Link" text:visited-style-name="Index_20_Link">9 Gestionar Cliente<text:tab/>5</text:a></text:p>
          <text:p text:style-name="P45"><text:a xlink:type="simple" xlink:href="#__RefHeading___Toc455_1831016561" text:style-name="Index_20_Link" text:visited-style-name="Index_20_Link">10 Cuentas Corrientes<text:tab/>5</text:a></text:p>
          <text:p text:style-name="P45"><text:a xlink:type="simple" xlink:href="#__RefHeading___Toc205_374128011" text:style-name="Index_20_Link" text:visited-style-name="Index_20_Link">11 Historial de productos<text:tab/>5</text:a></text:p>
          <text:p text:style-name="P45"><text:a xlink:type="simple" xlink:href="#__RefHeading___Toc207_374128011" text:style-name="Index_20_Link" text:visited-style-name="Index_20_Link">12 Exportar datos<text:tab/>6</text:a></text:p>
          <text:p text:style-name="P45"><text:a xlink:type="simple" xlink:href="#__RefHeading___Toc209_374128011" text:style-name="Index_20_Link" text:visited-style-name="Index_20_Link">13 Importar datos<text:tab/>6</text:a></text:p>
          <text:p text:style-name="P45"><text:a xlink:type="simple" xlink:href="#__RefHeading___Toc211_374128011" text:style-name="Index_20_Link" text:visited-style-name="Index_20_Link">14 Gestionar Pedidos<text:tab/>6</text:a></text:p>
          <text:p text:style-name="P45"><text:a xlink:type="simple" xlink:href="#__RefHeading___Toc213_374128011" text:style-name="Index_20_Link" text:visited-style-name="Index_20_Link">15 Carrito de venta<text:tab/>6</text:a></text:p>
          <text:p text:style-name="P45"><text:a xlink:type="simple" xlink:href="#__RefHeading___Toc1922_3493150983" text:style-name="Index_20_Link" text:visited-style-name="Index_20_Link">16 Gestionar precios por lote<text:tab/>6</text:a></text:p>
          <text:p text:style-name="P43"><text:a xlink:type="simple" xlink:href="#__RefHeading___Toc457_1831016561" text:style-name="Index_20_Link" text:visited-style-name="Index_20_Link">2. Reglas del Negocio<text:tab/>8</text:a></text:p>
          <text:p text:style-name="P44"><text:a xlink:type="simple" xlink:href="#__RefHeading___Toc490_1831016561" text:style-name="Index_20_Link" text:visited-style-name="Index_20_Link">2.1. Reglas para Login<text:tab/>8</text:a></text:p>
          <text:p text:style-name="P44"><text:a xlink:type="simple" xlink:href="#__RefHeading___Toc492_1831016561" text:style-name="Index_20_Link" text:visited-style-name="Index_20_Link">2.2. Reglas para Producto<text:tab/>8</text:a></text:p>
          <text:p text:style-name="P44"><text:a xlink:type="simple" xlink:href="#__RefHeading___Toc494_1831016561" text:style-name="Index_20_Link" text:visited-style-name="Index_20_Link">2.3. Reglas para Distribuidora<text:tab/>9</text:a></text:p>
          <text:p text:style-name="P44"><text:a xlink:type="simple" xlink:href="#__RefHeading___Toc506_1831016561" text:style-name="Index_20_Link" text:visited-style-name="Index_20_Link">2.4. Reglas para Factura Distribuidora<text:tab/>9</text:a></text:p>
          <text:p text:style-name="P44"><text:a xlink:type="simple" xlink:href="#__RefHeading___Toc728_1293454848" text:style-name="Index_20_Link" text:visited-style-name="Index_20_Link">2.5. Reglas para Carrito de Venta<text:tab/>9</text:a></text:p>
          <text:p text:style-name="P44"><text:a xlink:type="simple" xlink:href="#__RefHeading___Toc730_1293454848" text:style-name="Index_20_Link" text:visited-style-name="Index_20_Link">2.6. Reglas para Cliente<text:tab/>10</text:a></text:p>
          <text:p text:style-name="P44"><text:a xlink:type="simple" xlink:href="#__RefHeading___Toc732_1293454848" text:style-name="Index_20_Link" text:visited-style-name="Index_20_Link">2.7. Reglas para Cuenta Corriente<text:tab/>10</text:a></text:p>
          <text:p text:style-name="P44"><text:a xlink:type="simple" xlink:href="#__RefHeading___Toc1924_3493150983" text:style-name="Index_20_Link" text:visited-style-name="Index_20_Link">2.8. Reglas para Comentarios<text:tab/>10</text:a></text:p>
          <text:p text:style-name="P44"><text:a xlink:type="simple" xlink:href="#__RefHeading___Toc1926_3493150983" text:style-name="Index_20_Link" text:visited-style-name="Index_20_Link">2.9. Reglas para Catálogos de Productos<text:tab/>10</text:a></text:p>
          <text:p text:style-name="P43"><text:a xlink:type="simple" xlink:href="#__RefHeading___Toc875_1466308901" text:style-name="Index_20_Link" text:visited-style-name="Index_20_Link">3. Descripción de casos de uso<text:tab/>11</text:a></text:p>
          <text:p text:style-name="P44"><text:a xlink:type="simple" xlink:href="#__RefHeading___Toc187_374128011%20Copy%201" text:style-name="Index_20_Link" text:visited-style-name="Index_20_Link">3.1. Gestionar Login<text:tab/>11</text:a></text:p>
          <text:p text:style-name="P45"><text:a xlink:type="simple" xlink:href="#__RefHeading___Toc1435_3420069554" text:style-name="Index_20_Link" text:visited-style-name="Index_20_Link">1 Iniciar sesión<text:tab/>11</text:a></text:p>
          <text:p text:style-name="P45"><text:a xlink:type="simple" xlink:href="#__RefHeading___Toc1437_3420069554" text:style-name="Index_20_Link" text:visited-style-name="Index_20_Link">2 Cerrar sesión<text:tab/>11</text:a></text:p>
          <text:p text:style-name="P44"><text:a xlink:type="simple" xlink:href="#__RefHeading___Toc774_1293454848%20Copy%201" text:style-name="Index_20_Link" text:visited-style-name="Index_20_Link">3.2. Comentarios<text:tab/>11</text:a></text:p>
          <text:p text:style-name="P45"><text:a xlink:type="simple" xlink:href="#__RefHeading___Toc926_1466308901" text:style-name="Index_20_Link" text:visited-style-name="Index_20_Link">1 Enviar comentarios por mail.<text:tab/>11</text:a></text:p>
          <text:p text:style-name="P44"><text:a xlink:type="simple" xlink:href="#__RefHeading___Toc453_1831016561%20Copy%201" text:style-name="Index_20_Link" text:visited-style-name="Index_20_Link">3.3. Gestionar distribuidora<text:tab/>11</text:a></text:p>
          <text:p text:style-name="P45"><text:a xlink:type="simple" xlink:href="#__RefHeading___Toc1285_3420069554" text:style-name="Index_20_Link" text:visited-style-name="Index_20_Link">1 Agregar nuevo distribuidor.<text:tab/>11</text:a></text:p>
          <text:p text:style-name="P45"><text:a xlink:type="simple" xlink:href="#__RefHeading___Toc1287_3420069554" text:style-name="Index_20_Link" text:visited-style-name="Index_20_Link">2 Eliminar distribuidor existente.<text:tab/>11</text:a></text:p>
          <text:p text:style-name="P45"><text:a xlink:type="simple" xlink:href="#__RefHeading___Toc1289_3420069554" text:style-name="Index_20_Link" text:visited-style-name="Index_20_Link">3 Modificar datos distribuidor existente.<text:tab/>11</text:a></text:p>
          <text:p text:style-name="P45"><text:a xlink:type="simple" xlink:href="#__RefHeading___Toc1291_3420069554" text:style-name="Index_20_Link" text:visited-style-name="Index_20_Link">4 Buscar distribuidora existente.<text:tab/>12</text:a></text:p>
          <text:p text:style-name="P44"><text:a xlink:type="simple" xlink:href="#__RefHeading___Toc193_374128011%20Copy%201" text:style-name="Index_20_Link" text:visited-style-name="Index_20_Link">3.4. Gestionar factura distribuidora<text:tab/>12</text:a></text:p>
          <text:p text:style-name="P45"><text:a xlink:type="simple" xlink:href="#__RefHeading___Toc1293_3420069554" text:style-name="Index_20_Link" text:visited-style-name="Index_20_Link">1 Cargar factura nueva.<text:tab/>12</text:a></text:p>
          <text:p text:style-name="P45"><text:a xlink:type="simple" xlink:href="#__RefHeading___Toc1295_3420069554" text:style-name="Index_20_Link" text:visited-style-name="Index_20_Link">2 Consultar factura.<text:tab/>12</text:a></text:p>
          <text:p text:style-name="P44"><text:a xlink:type="simple" xlink:href="#__RefHeading___Toc189_374128011%20Copy%201" text:style-name="Index_20_Link" text:visited-style-name="Index_20_Link">3.5. Gestionar producto<text:tab/>12</text:a></text:p>
          <text:p text:style-name="P45"><text:a xlink:type="simple" xlink:href="#__RefHeading___Toc1297_3420069554" text:style-name="Index_20_Link" text:visited-style-name="Index_20_Link"><text:soft-page-break/>1 Agregar nuevo producto.<text:tab/>12</text:a></text:p>
          <text:p text:style-name="P45"><text:a xlink:type="simple" xlink:href="#__RefHeading___Toc1299_3420069554" text:style-name="Index_20_Link" text:visited-style-name="Index_20_Link">2 Eliminar producto existente.<text:tab/>12</text:a></text:p>
          <text:p text:style-name="P45"><text:a xlink:type="simple" xlink:href="#__RefHeading___Toc1301_3420069554" text:style-name="Index_20_Link" text:visited-style-name="Index_20_Link">3 Modificar datos de producto existente.<text:tab/>12</text:a></text:p>
          <text:p text:style-name="P45"><text:a xlink:type="simple" xlink:href="#__RefHeading___Toc1303_3420069554" text:style-name="Index_20_Link" text:visited-style-name="Index_20_Link">4 Buscar producto existente por código de barras.<text:tab/>12</text:a></text:p>
          <text:p text:style-name="P45"><text:a xlink:type="simple" xlink:href="#__RefHeading___Toc1305_3420069554" text:style-name="Index_20_Link" text:visited-style-name="Index_20_Link">5 Buscar producto existente por código interno.<text:tab/>12</text:a></text:p>
          <text:p text:style-name="P45"><text:a xlink:type="simple" xlink:href="#__RefHeading___Toc1307_3420069554" text:style-name="Index_20_Link" text:visited-style-name="Index_20_Link">6 Generar código interno.<text:tab/>12</text:a></text:p>
          <text:p text:style-name="P44"><text:a xlink:type="simple" xlink:href="#__RefHeading___Toc195_374128011%20Copy%201" text:style-name="Index_20_Link" text:visited-style-name="Index_20_Link">3.6. Consultas<text:tab/>13</text:a></text:p>
          <text:p text:style-name="P45"><text:a xlink:type="simple" xlink:href="#__RefHeading___Toc1309_3420069554" text:style-name="Index_20_Link" text:visited-style-name="Index_20_Link">1 Consultar catálogo de productos.<text:tab/>13</text:a></text:p>
          <text:p text:style-name="P45"><text:a xlink:type="simple" xlink:href="#__RefHeading___Toc1311_3420069554" text:style-name="Index_20_Link" text:visited-style-name="Index_20_Link">2 Consultar catálogo de productos filtrados.<text:tab/>13</text:a></text:p>
          <text:p text:style-name="P45"><text:a xlink:type="simple" xlink:href="#__RefHeading___Toc1313_3420069554" text:style-name="Index_20_Link" text:visited-style-name="Index_20_Link">3 Consultar catálogo de distribuidoras.<text:tab/>13</text:a></text:p>
          <text:p text:style-name="P45"><text:a xlink:type="simple" xlink:href="#__RefHeading___Toc1315_3420069554" text:style-name="Index_20_Link" text:visited-style-name="Index_20_Link">4 Consultar facturas de distribuidora.<text:tab/>13</text:a></text:p>
          <text:p text:style-name="P45"><text:a xlink:type="simple" xlink:href="#__RefHeading___Toc1317_3420069554" text:style-name="Index_20_Link" text:visited-style-name="Index_20_Link">5 Consultar productos vendidos por fecha.<text:tab/>13</text:a></text:p>
          <text:p text:style-name="P44"><text:a xlink:type="simple" xlink:href="#__RefHeading___Toc197_374128011%20Copy%201" text:style-name="Index_20_Link" text:visited-style-name="Index_20_Link">3.7. Reportes<text:tab/>13</text:a></text:p>
          <text:p text:style-name="P45"><text:a xlink:type="simple" xlink:href="#__RefHeading___Toc1319_3420069554" text:style-name="Index_20_Link" text:visited-style-name="Index_20_Link">1 Generar lista de productos.<text:tab/>13</text:a></text:p>
          <text:p text:style-name="P45"><text:a xlink:type="simple" xlink:href="#__RefHeading___Toc1321_3420069554" text:style-name="Index_20_Link" text:visited-style-name="Index_20_Link">2 Generar lista de productos filtrados.<text:tab/>13</text:a></text:p>
          <text:p text:style-name="P45"><text:a xlink:type="simple" xlink:href="#__RefHeading___Toc1323_3420069554" text:style-name="Index_20_Link" text:visited-style-name="Index_20_Link">3 Generar lista de productos vendidos.<text:tab/>13</text:a></text:p>
          <text:p text:style-name="P44"><text:a xlink:type="simple" xlink:href="#__RefHeading___Toc199_374128011%20Copy%201" text:style-name="Index_20_Link" text:visited-style-name="Index_20_Link">3.8. Carrito de venta<text:tab/>13</text:a></text:p>
          <text:p text:style-name="P45"><text:a xlink:type="simple" xlink:href="#__RefHeading___Toc1325_3420069554" text:style-name="Index_20_Link" text:visited-style-name="Index_20_Link">1 Agregar producto al carrito.<text:tab/>13</text:a></text:p>
          <text:p text:style-name="P45"><text:a xlink:type="simple" xlink:href="#__RefHeading___Toc1327_3420069554" text:style-name="Index_20_Link" text:visited-style-name="Index_20_Link">2 Remover producto del carrito.<text:tab/>13</text:a></text:p>
          <text:p text:style-name="P45"><text:a xlink:type="simple" xlink:href="#__RefHeading___Toc1329_3420069554" text:style-name="Index_20_Link" text:visited-style-name="Index_20_Link">3 Modificar cantidad de producto en el carrito.<text:tab/>13</text:a></text:p>
          <text:p text:style-name="P45"><text:a xlink:type="simple" xlink:href="#__RefHeading___Toc1331_3420069554" text:style-name="Index_20_Link" text:visited-style-name="Index_20_Link">4 Buscar producto por código de barra.<text:tab/>13</text:a></text:p>
          <text:p text:style-name="P45"><text:a xlink:type="simple" xlink:href="#__RefHeading___Toc1333_3420069554" text:style-name="Index_20_Link" text:visited-style-name="Index_20_Link">5 Buscar producto por código interno.<text:tab/>13</text:a></text:p>
          <text:p text:style-name="P44"><text:a xlink:type="simple" xlink:href="#__RefHeading___Toc201_374128011%20Copy%201" text:style-name="Index_20_Link" text:visited-style-name="Index_20_Link">3.9. Gestionar Cliente<text:tab/>14</text:a></text:p>
          <text:p text:style-name="P45"><text:a xlink:type="simple" xlink:href="#__RefHeading___Toc1335_3420069554" text:style-name="Index_20_Link" text:visited-style-name="Index_20_Link">1 Agregar nuevo cliente.<text:tab/>14</text:a></text:p>
          <text:p text:style-name="P45"><text:a xlink:type="simple" xlink:href="#__RefHeading___Toc1337_3420069554" text:style-name="Index_20_Link" text:visited-style-name="Index_20_Link">2 Modificar datos del cliente existente.<text:tab/>14</text:a></text:p>
          <text:p text:style-name="P45"><text:a xlink:type="simple" xlink:href="#__RefHeading___Toc1339_3420069554" text:style-name="Index_20_Link" text:visited-style-name="Index_20_Link">3 Eliminar cliente existente.<text:tab/>14</text:a></text:p>
          <text:p text:style-name="P45"><text:a xlink:type="simple" xlink:href="#__RefHeading___Toc1341_3420069554" text:style-name="Index_20_Link" text:visited-style-name="Index_20_Link">4 Buscar cliente.<text:tab/>14</text:a></text:p>
          <text:p text:style-name="P44"><text:a xlink:type="simple" xlink:href="#__RefHeading___Toc455_1831016561%20Copy%201" text:style-name="Index_20_Link" text:visited-style-name="Index_20_Link">3.10. Cuentas Corrientes<text:tab/>14</text:a></text:p>
          <text:p text:style-name="P45"><text:a xlink:type="simple" xlink:href="#__RefHeading___Toc1343_3420069554" text:style-name="Index_20_Link" text:visited-style-name="Index_20_Link">1 Añadir cliente.<text:tab/>14</text:a></text:p>
          <text:p text:style-name="P45"><text:a xlink:type="simple" xlink:href="#__RefHeading___Toc1345_3420069554" text:style-name="Index_20_Link" text:visited-style-name="Index_20_Link">2 Actualizar deuda cliente.<text:tab/>14</text:a></text:p>
          <text:p text:style-name="P45"><text:a xlink:type="simple" xlink:href="#__RefHeading___Toc1347_3420069554" text:style-name="Index_20_Link" text:visited-style-name="Index_20_Link">3 Recuperar historial cliente.<text:tab/>14</text:a></text:p>
          <text:p text:style-name="P44"><text:a xlink:type="simple" xlink:href="#__RefHeading___Toc205_374128011%20Copy%201" text:style-name="Index_20_Link" text:visited-style-name="Index_20_Link">3.11. Historial de productos<text:tab/>14</text:a></text:p>
          <text:p text:style-name="P45"><text:a xlink:type="simple" xlink:href="#__RefHeading___Toc1349_3420069554" text:style-name="Index_20_Link" text:visited-style-name="Index_20_Link">1 Recuperar historial de modificaciones de productos.<text:tab/>14</text:a></text:p>
          <text:p text:style-name="P45"><text:a xlink:type="simple" xlink:href="#__RefHeading___Toc1351_3420069554" text:style-name="Index_20_Link" text:visited-style-name="Index_20_Link">2 Recuperar historial de modificaciones de productos por fecha.<text:tab/>14</text:a></text:p>
          <text:p text:style-name="P44"><text:a xlink:type="simple" xlink:href="#__RefHeading___Toc207_374128011%20Copy%201" text:style-name="Index_20_Link" text:visited-style-name="Index_20_Link">3.12. Exportar datos<text:tab/>14</text:a></text:p>
          <text:p text:style-name="P45"><text:a xlink:type="simple" xlink:href="#__RefHeading___Toc1353_3420069554" text:style-name="Index_20_Link" text:visited-style-name="Index_20_Link">1 Exportar productos nuevos.<text:tab/>14</text:a></text:p>
          <text:p text:style-name="P45"><text:a xlink:type="simple" xlink:href="#__RefHeading___Toc1355_3420069554" text:style-name="Index_20_Link" text:visited-style-name="Index_20_Link">2 Exportar productos modificados.<text:tab/>14</text:a></text:p>
          <text:p text:style-name="P45"><text:a xlink:type="simple" xlink:href="#__RefHeading___Toc1357_3420069554" text:style-name="Index_20_Link" text:visited-style-name="Index_20_Link">3 Notificar productos removidos.<text:tab/>14</text:a></text:p>
          <text:p text:style-name="P45"><text:a xlink:type="simple" xlink:href="#__RefHeading___Toc1359_3420069554" text:style-name="Index_20_Link" text:visited-style-name="Index_20_Link">4 Exportar distribuidoras nuevas.<text:tab/>14</text:a></text:p>
          <text:p text:style-name="P45"><text:a xlink:type="simple" xlink:href="#__RefHeading___Toc1361_3420069554" text:style-name="Index_20_Link" text:visited-style-name="Index_20_Link">5 Exportar distribuidoras modificadas.<text:tab/>14</text:a></text:p>
          <text:p text:style-name="P45"><text:a xlink:type="simple" xlink:href="#__RefHeading___Toc1363_3420069554" text:style-name="Index_20_Link" text:visited-style-name="Index_20_Link">6 Notificar distribuidoras removidas.<text:tab/>14</text:a></text:p>
          <text:p text:style-name="P45"><text:a xlink:type="simple" xlink:href="#__RefHeading___Toc1365_3420069554" text:style-name="Index_20_Link" text:visited-style-name="Index_20_Link">7 Exportar nuevos clientes.<text:tab/>14</text:a></text:p>
          <text:p text:style-name="P45"><text:a xlink:type="simple" xlink:href="#__RefHeading___Toc1367_3420069554" text:style-name="Index_20_Link" text:visited-style-name="Index_20_Link">8 Exportar modificaciones clientes.<text:tab/>14</text:a></text:p>
          <text:p text:style-name="P45"><text:a xlink:type="simple" xlink:href="#__RefHeading___Toc1369_3420069554" text:style-name="Index_20_Link" text:visited-style-name="Index_20_Link">9 Notificar clientes removidos.<text:tab/>14</text:a></text:p>
          <text:p text:style-name="P44"><text:a xlink:type="simple" xlink:href="#__RefHeading___Toc209_374128011%20Copy%201" text:style-name="Index_20_Link" text:visited-style-name="Index_20_Link">3.13. Importar datos<text:tab/>15</text:a></text:p>
          <text:p text:style-name="P45"><text:a xlink:type="simple" xlink:href="#__RefHeading___Toc1371_3420069554" text:style-name="Index_20_Link" text:visited-style-name="Index_20_Link">1 Importar productos por servidor<text:tab/>15</text:a></text:p>
          <text:p text:style-name="P45"><text:a xlink:type="simple" xlink:href="#__RefHeading___Toc1373_3420069554" text:style-name="Index_20_Link" text:visited-style-name="Index_20_Link">2 Importar productos por archivo CSV.<text:tab/>15</text:a></text:p>
          <text:p text:style-name="P45"><text:a xlink:type="simple" xlink:href="#__RefHeading___Toc1375_3420069554" text:style-name="Index_20_Link" text:visited-style-name="Index_20_Link">3 Importar productos por archivo JSON.<text:tab/>15</text:a></text:p>
          <text:p text:style-name="P45"><text:a xlink:type="simple" xlink:href="#__RefHeading___Toc1377_3420069554" text:style-name="Index_20_Link" text:visited-style-name="Index_20_Link">4 Importar distribuidoras por servidor.<text:tab/>15</text:a></text:p>
          <text:p text:style-name="P45"><text:a xlink:type="simple" xlink:href="#__RefHeading___Toc1379_3420069554" text:style-name="Index_20_Link" text:visited-style-name="Index_20_Link">5 Importar distribuidoras por archivo CSV.<text:tab/>15</text:a></text:p>
          <text:p text:style-name="P45"><text:a xlink:type="simple" xlink:href="#__RefHeading___Toc1381_3420069554" text:style-name="Index_20_Link" text:visited-style-name="Index_20_Link">6 Importar distribuidoras por archivo JSON.<text:tab/>15</text:a></text:p>
          <text:p text:style-name="P44"><text:a xlink:type="simple" xlink:href="#__RefHeading___Toc211_374128011%20Copy%201" text:style-name="Index_20_Link" text:visited-style-name="Index_20_Link">3.14. Gestionar Pedidos<text:tab/>15</text:a></text:p>
          <text:p text:style-name="P45"><text:a xlink:type="simple" xlink:href="#__RefHeading___Toc1383_3420069554" text:style-name="Index_20_Link" text:visited-style-name="Index_20_Link">1 Crear nuevo pedido.<text:tab/>15</text:a></text:p>
          <text:p text:style-name="P45"><text:a xlink:type="simple" xlink:href="#__RefHeading___Toc1385_3420069554" text:style-name="Index_20_Link" text:visited-style-name="Index_20_Link">2 Modificar pedido.<text:tab/>15</text:a></text:p>
          <text:p text:style-name="P45"><text:a xlink:type="simple" xlink:href="#__RefHeading___Toc1387_3420069554" text:style-name="Index_20_Link" text:visited-style-name="Index_20_Link"><text:soft-page-break/>3 Cancelar pedido.<text:tab/>15</text:a></text:p>
          <text:p text:style-name="P45"><text:a xlink:type="simple" xlink:href="#__RefHeading___Toc1389_3420069554" text:style-name="Index_20_Link" text:visited-style-name="Index_20_Link">4 Consultar pedido.<text:tab/>15</text:a></text:p>
          <text:p text:style-name="P45"><text:a xlink:type="simple" xlink:href="#__RefHeading___Toc1391_3420069554" text:style-name="Index_20_Link" text:visited-style-name="Index_20_Link">5 Generar reporte de pedido.<text:tab/>15</text:a></text:p>
          <text:p text:style-name="P44"><text:a xlink:type="simple" xlink:href="#__RefHeading___Toc213_374128011%20Copy%201" text:style-name="Index_20_Link" text:visited-style-name="Index_20_Link">3.15. Carrito de venta<text:tab/>15</text:a></text:p>
          <text:p text:style-name="P45"><text:a xlink:type="simple" xlink:href="#__RefHeading___Toc1393_3420069554" text:style-name="Index_20_Link" text:visited-style-name="Index_20_Link">1 Agregar producto al carrito.<text:tab/>15</text:a></text:p>
          <text:p text:style-name="P45"><text:a xlink:type="simple" xlink:href="#__RefHeading___Toc1395_3420069554" text:style-name="Index_20_Link" text:visited-style-name="Index_20_Link">2 Remover producto al carrito.<text:tab/>15</text:a></text:p>
          <text:p text:style-name="P45"><text:a xlink:type="simple" xlink:href="#__RefHeading___Toc1397_3420069554" text:style-name="Index_20_Link" text:visited-style-name="Index_20_Link">3 Consultar producto.<text:tab/>15</text:a></text:p>
          <text:p text:style-name="P45"><text:a xlink:type="simple" xlink:href="#__RefHeading___Toc1399_3420069554" text:style-name="Index_20_Link" text:visited-style-name="Index_20_Link">4 Confirmar venta.<text:tab/>15</text:a></text:p>
          <text:p text:style-name="P45"><text:a xlink:type="simple" xlink:href="#__RefHeading___Toc1401_3420069554" text:style-name="Index_20_Link" text:visited-style-name="Index_20_Link">5 Generar factura de venta.<text:tab/>15</text:a></text:p>
          <text:p text:style-name="P45"><text:a xlink:type="simple" xlink:href="#__RefHeading___Toc1403_3420069554" text:style-name="Index_20_Link" text:visited-style-name="Index_20_Link">6 Cancelar venta.<text:tab/>15</text:a></text:p>
          <text:p text:style-name="P44"><text:a xlink:type="simple" xlink:href="#__RefHeading___Toc1928_3493150983" text:style-name="Index_20_Link" text:visited-style-name="Index_20_Link">3.16. Gestionar precios por lote<text:tab/>15</text:a></text:p>
          <text:p text:style-name="P45"><text:a xlink:type="simple" xlink:href="#__RefHeading___Toc1930_3493150983" text:style-name="Index_20_Link" text:visited-style-name="Index_20_Link">1 Agregar producto al lote.<text:tab/>15</text:a></text:p>
          <text:p text:style-name="P45"><text:a xlink:type="simple" xlink:href="#__RefHeading___Toc1932_3493150983" text:style-name="Index_20_Link" text:visited-style-name="Index_20_Link">2 Remover producto del lote.<text:tab/>16</text:a></text:p>
          <text:p text:style-name="P45"><text:a xlink:type="simple" xlink:href="#__RefHeading___Toc1934_3493150983" text:style-name="Index_20_Link" text:visited-style-name="Index_20_Link">3 Aplicar recargo.<text:tab/>16</text:a></text:p>
          <text:p text:style-name="P45"><text:a xlink:type="simple" xlink:href="#__RefHeading___Toc1936_3493150983" text:style-name="Index_20_Link" text:visited-style-name="Index_20_Link">4 Aplicar descuento.<text:tab/>16</text:a></text:p>
        </text:index-body>
      </text:table-of-content>
      <text:p text:style-name="P2"/>
      <text:p text:style-name="Text_20_body"/>
      <text:h text:style-name="P48" text:outline-level="1"><text:bookmark-start text:name="__RefHeading___Toc235_374128011"/>1. <text:span text:style-name="T29">Documento de Visión y Alcance</text:span> del sistema<text:bookmark-end text:name="__RefHeading___Toc235_374128011"/></text:h>
      <text:h text:style-name="P51" text:outline-level="2"><text:bookmark-start text:name="__RefHeading___Toc285_374128011"/><text:span text:style-name="T28">1.</text:span><text:span text:style-name="T27">1</text:span><text:span text:style-name="T28">. </text:span><text:span text:style-name="T29">Visión del Producto</text:span><text:bookmark-end text:name="__RefHeading___Toc285_374128011"/></text:h>
      <table:table table:name="Tabla1" table:style-name="Tabla1" table:template-name="Simple Grid Rows">
        <table:table-column table:style-name="Tabla1.A"/>
        <table:table-column table:style-name="Tabla1.B"/>
        <table:table-row>
          <table:table-cell table:style-name="Tabla1.A1" office:value-type="string">
            <text:p text:style-name="P32">PARA [cliente]</text:p>
          </table:table-cell>
          <table:table-cell table:style-name="Tabla1.A1" office:value-type="string">
            <text:p text:style-name="P30">Jefe de Juguetería Efraín.</text:p>
          </table:table-cell>
        </table:table-row>
        <table:table-row table:style-name="Tabla1.2">
          <table:table-cell table:style-name="Tabla1.A2" office:value-type="string">
            <text:p text:style-name="P31">QUIEN</text:p>
          </table:table-cell>
          <table:table-cell table:style-name="Tabla1.A2" office:value-type="string">
            <text:p text:style-name="Text_20_body">Necesita organizar de manera estructura los productos y poder realizar reportes y consultas de los mismos, además de disponer de algún mecanismo que permita efectuar ventas y generar facturas.</text:p>
          </table:table-cell>
        </table:table-row>
        <table:table-row table:style-name="Tabla1.2">
          <table:table-cell table:style-name="Tabla1.A3" office:value-type="string">
            <text:p text:style-name="P31">EL [nombre]</text:p>
          </table:table-cell>
          <table:table-cell table:style-name="Tabla1.A3" office:value-type="string">
            <text:p text:style-name="Text_20_body">Sistema Juguetería Efraín</text:p>
          </table:table-cell>
        </table:table-row>
        <table:table-row table:style-name="Tabla1.2">
          <table:table-cell table:style-name="Tabla1.A2" office:value-type="string">
            <text:p text:style-name="P31">ES [tipo proyecto]</text:p>
          </table:table-cell>
          <table:table-cell table:style-name="Tabla1.A2" office:value-type="string">
            <text:p text:style-name="Text_20_body">Programa de escritorio</text:p>
          </table:table-cell>
        </table:table-row>
        <table:table-row table:style-name="Tabla1.2">
          <table:table-cell table:style-name="Tabla1.A3" office:value-type="string">
            <text:p text:style-name="P31">QUE</text:p>
          </table:table-cell>
          <table:table-cell table:style-name="Tabla1.A3" office:value-type="string">
            <text:p text:style-name="Text_20_body">Permite gestionar productos, distribuidoras, realizar consultas y reportes variados y realizar ventas de productos.</text:p>
          </table:table-cell>
        </table:table-row>
        <table:table-row table:style-name="Tabla1.2">
          <table:table-cell table:style-name="Tabla1.A2" office:value-type="string">
            <text:p text:style-name="P31">EN LUGAR DE</text:p>
          </table:table-cell>
          <table:table-cell table:style-name="Tabla1.A2" office:value-type="string">
            <text:p text:style-name="Text_20_body">Realizar el control de los productos manualmente, donde el control del stock puede fallar por no disminuir automáticamente al realizarse una venta.</text:p>
          </table:table-cell>
        </table:table-row>
        <table:table-row>
          <table:table-cell table:style-name="Tabla1.A7" office:value-type="string">
            <text:p text:style-name="P31">EL NUEVO PRODUCTO</text:p>
          </table:table-cell>
          <table:table-cell table:style-name="Tabla1.A7" office:value-type="string">
            <text:p text:style-name="Text_20_body">Permitirá agilizar el trabajo de controlar precios y stock de los productos, y mantener dicha información almacenada en un solo lugar.</text:p>
          </table:table-cell>
        </table:table-row>
      </table:table>
      <text:h text:style-name="P52" text:outline-level="2"><text:bookmark-start text:name="__RefHeading___Toc185_374128011"/><text:span text:style-name="T4">1.</text:span><text:span text:style-name="T5">2</text:span><text:span text:style-name="T4">. </text:span><text:span text:style-name="T2">Lista de característica</text:span><text:span text:style-name="T30">s</text:span><text:bookmark-end text:name="__RefHeading___Toc185_374128011"/></text:h>
      <text:p text:style-name="P4">La lista de características del sistema se clasifican de acuerdo a los distintos entregables que se propone construir.</text:p>
      <text:h text:style-name="P62" text:outline-level="3"><text:bookmark-start text:name="__RefHeading___Toc187_374128011"/>Gestionar Login<text:bookmark-end text:name="__RefHeading___Toc187_374128011"/></text:h>
      <text:list xml:id="list3665944877" text:style-name="L1">
        <text:list-item>
          <text:p text:style-name="P70">Iniciar sesión.</text:p>
        </text:list-item>
        <text:list-item>
          <text:p text:style-name="P71">Cerrar sesión.</text:p>
        </text:list-item>
      </text:list>
      <text:h text:style-name="P63" text:outline-level="3"><text:bookmark-start text:name="__RefHeading___Toc774_1293454848"/>Comentarios<text:bookmark-end text:name="__RefHeading___Toc774_1293454848"/></text:h>
      <text:list xml:id="list223214841392298" text:continue-numbering="true" text:style-name="L1">
        <text:list-item>
          <text:p text:style-name="P73">Enviar comentarios por mail.</text:p>
        </text:list-item>
      </text:list>
      <text:h text:style-name="Heading_20_3" text:outline-level="3"><text:bookmark-start text:name="__RefHeading___Toc453_1831016561"/>Gestionar distribuidora<text:bookmark-end text:name="__RefHeading___Toc453_1831016561"/></text:h>
      <text:list xml:id="list223216161146247" text:continue-numbering="true" text:style-name="L1">
        <text:list-item>
          <text:p text:style-name="P74">Agregar nuevo distribuidor.</text:p>
        </text:list-item>
        <text:list-item>
          <text:p text:style-name="P74">Eliminar distribuidor existente.</text:p>
        </text:list-item>
        <text:list-item>
          <text:p text:style-name="P74">Modificar datos distribuidor existente.</text:p>
        </text:list-item>
        <text:list-item>
          <text:p text:style-name="P74">Buscar distribuidora existente.</text:p>
        </text:list-item>
      </text:list>
      <text:h text:style-name="P64" text:outline-level="3"><text:bookmark-start text:name="__RefHeading___Toc193_374128011"/>Gestionar factura <text:span text:style-name="T36">distribuidora</text:span><text:bookmark-end text:name="__RefHeading___Toc193_374128011"/></text:h>
      <text:list xml:id="list223215557975742" text:continue-numbering="true" text:style-name="L1">
        <text:list-item>
          <text:p text:style-name="P77">Cargar factura nueva.</text:p>
        </text:list-item>
        <text:list-item>
          <text:p text:style-name="P74"><text:span text:style-name="T36">Consultar</text:span> factura.</text:p>
        </text:list-item>
      </text:list>
      <text:h text:style-name="P65" text:outline-level="3"><text:bookmark-start text:name="__RefHeading___Toc189_374128011"/>Gestionar producto<text:bookmark-end text:name="__RefHeading___Toc189_374128011"/></text:h>
      <text:list xml:id="list223216416968441" text:continue-numbering="true" text:style-name="L1">
        <text:list-item>
          <text:p text:style-name="P75">Agregar nuevo producto.</text:p>
        </text:list-item>
        <text:list-item>
          <text:p text:style-name="P75"><text:soft-page-break/>Eliminar producto existente.</text:p>
        </text:list-item>
        <text:list-item>
          <text:p text:style-name="P75">Modificar datos de producto existente.</text:p>
        </text:list-item>
        <text:list-item>
          <text:p text:style-name="P75">Buscar producto existente por código de barras.</text:p>
        </text:list-item>
        <text:list-item>
          <text:p text:style-name="P75">Buscar producto existente por código interno.</text:p>
        </text:list-item>
        <text:list-item>
          <text:p text:style-name="P75">Generar código interno.</text:p>
        </text:list-item>
      </text:list>
      <text:h text:style-name="P65" text:outline-level="3"><text:bookmark-start text:name="__RefHeading___Toc195_374128011"/>Consultas<text:bookmark-end text:name="__RefHeading___Toc195_374128011"/></text:h>
      <text:list xml:id="list223215996845039" text:continue-numbering="true" text:style-name="L1">
        <text:list-item>
          <text:p text:style-name="P75">Consultar catálogo de productos.</text:p>
        </text:list-item>
        <text:list-item>
          <text:p text:style-name="P75">Consultar catálogo de productos filtrados.</text:p>
        </text:list-item>
        <text:list-item>
          <text:p text:style-name="P75">Consultar catálogo de distribuidoras.</text:p>
        </text:list-item>
        <text:list-item>
          <text:p text:style-name="P75">Consultar facturas de distribuidora.</text:p>
        </text:list-item>
        <text:list-item>
          <text:p text:style-name="P78">Consultar productos vendidos por fecha.</text:p>
        </text:list-item>
      </text:list>
      <text:h text:style-name="P65" text:outline-level="3"><text:bookmark-start text:name="__RefHeading___Toc197_374128011"/>Reportes<text:bookmark-end text:name="__RefHeading___Toc197_374128011"/></text:h>
      <text:list xml:id="list223216800111950" text:continue-numbering="true" text:style-name="L1">
        <text:list-item>
          <text:p text:style-name="P75">Generar lista de productos.</text:p>
        </text:list-item>
        <text:list-item>
          <text:p text:style-name="P75">Generar lista de productos filtrados.</text:p>
        </text:list-item>
        <text:list-item>
          <text:p text:style-name="P75">Generar lista de productos vendidos.</text:p>
        </text:list-item>
      </text:list>
      <text:h text:style-name="P65" text:outline-level="3"><text:bookmark-start text:name="__RefHeading___Toc199_374128011"/>Carrito de venta<text:bookmark-end text:name="__RefHeading___Toc199_374128011"/></text:h>
      <text:list xml:id="list223215754549387" text:continue-numbering="true" text:style-name="L1">
        <text:list-item>
          <text:p text:style-name="P75">Agregar producto al carrito.</text:p>
        </text:list-item>
        <text:list-item>
          <text:p text:style-name="P75">Remover producto del carrito.</text:p>
        </text:list-item>
        <text:list-item>
          <text:p text:style-name="P75">Modificar cantidad de producto en el carrito.</text:p>
        </text:list-item>
        <text:list-item>
          <text:p text:style-name="P75">Buscar producto por código de barra.</text:p>
        </text:list-item>
        <text:list-item>
          <text:p text:style-name="P75">Buscar producto por código interno.</text:p>
        </text:list-item>
      </text:list>
      <text:h text:style-name="P64" text:outline-level="3"><text:bookmark-start text:name="__RefHeading___Toc201_374128011"/><text:span text:style-name="T37">Gestionar </text:span>Cliente<text:bookmark-end text:name="__RefHeading___Toc201_374128011"/></text:h>
      <text:list xml:id="list223215600722846" text:continue-numbering="true" text:style-name="L1">
        <text:list-item>
          <text:p text:style-name="P74">Agregar nuevo cliente.</text:p>
        </text:list-item>
        <text:list-item>
          <text:p text:style-name="P74">Modificar datos del cliente existente.</text:p>
        </text:list-item>
        <text:list-item>
          <text:p text:style-name="P74">Eliminar cliente existente.</text:p>
        </text:list-item>
        <text:list-item>
          <text:p text:style-name="P69">Buscar cliente.</text:p>
        </text:list-item>
      </text:list>
      <text:h text:style-name="P64" text:outline-level="3"><text:bookmark-start text:name="__RefHeading___Toc455_1831016561"/>Cuentas Corrientes<text:bookmark-end text:name="__RefHeading___Toc455_1831016561"/></text:h>
      <text:list xml:id="list223216602907719" text:continue-numbering="true" text:style-name="L1">
        <text:list-item>
          <text:p text:style-name="P75">Añadir cliente.</text:p>
        </text:list-item>
        <text:list-item>
          <text:p text:style-name="P75">Actualizar deuda cliente.</text:p>
        </text:list-item>
        <text:list-item>
          <text:p text:style-name="P75">Recuperar historial cliente.</text:p>
        </text:list-item>
      </text:list>
      <text:h text:style-name="P65" text:outline-level="3"><text:bookmark-start text:name="__RefHeading___Toc205_374128011"/>Historial de productos<text:bookmark-end text:name="__RefHeading___Toc205_374128011"/></text:h>
      <text:list xml:id="list223216666408049" text:continue-numbering="true" text:style-name="L1">
        <text:list-item>
          <text:p text:style-name="P75">Recuperar historial de <text:span text:style-name="T26">modificaciones de </text:span>productos.</text:p>
        </text:list-item>
        <text:list-item>
          <text:p text:style-name="P76">Recuperar historial de <text:span text:style-name="T26">modificaciones de </text:span>productos por fecha.</text:p>
        </text:list-item>
      </text:list>
      <text:h text:style-name="P62" text:outline-level="3"><text:bookmark-start text:name="__RefHeading___Toc207_374128011"/><text:soft-page-break/>Exportar datos<text:bookmark-end text:name="__RefHeading___Toc207_374128011"/></text:h>
      <text:list xml:id="list74432523" text:style-name="L2">
        <text:list-item>
          <text:p text:style-name="P72">Exportar productos nuevos.</text:p>
        </text:list-item>
        <text:list-item>
          <text:p text:style-name="P72">Exportar productos modificados.</text:p>
        </text:list-item>
        <text:list-item>
          <text:p text:style-name="P72">Notificar productos removidos.</text:p>
        </text:list-item>
        <text:list-item>
          <text:p text:style-name="P72">Exportar distribuidoras nuevas.</text:p>
        </text:list-item>
        <text:list-item>
          <text:p text:style-name="P72">Exportar distribuidoras modificadas.</text:p>
        </text:list-item>
        <text:list-item>
          <text:p text:style-name="P72">Notificar distribuidoras removidas.</text:p>
        </text:list-item>
        <text:list-item>
          <text:p text:style-name="P72">Exportar nuevos clientes.</text:p>
        </text:list-item>
        <text:list-item>
          <text:p text:style-name="P72">Exportar modificaciones clientes.</text:p>
        </text:list-item>
        <text:list-item>
          <text:p text:style-name="P72">Notificar clientes removidos.</text:p>
        </text:list-item>
      </text:list>
      <text:h text:style-name="P62" text:outline-level="3"><text:bookmark-start text:name="__RefHeading___Toc209_374128011"/>Importar datos<text:bookmark-end text:name="__RefHeading___Toc209_374128011"/></text:h>
      <text:list xml:id="list223214931305245" text:continue-numbering="true" text:style-name="L2">
        <text:list-item>
          <text:p text:style-name="P72">Importar productos por servidor</text:p>
        </text:list-item>
        <text:list-item>
          <text:p text:style-name="P72">Importar productos por archivo CSV.</text:p>
        </text:list-item>
        <text:list-item>
          <text:p text:style-name="P72">Importar productos por archivo JSON.</text:p>
        </text:list-item>
        <text:list-item>
          <text:p text:style-name="P72">Importar distribuidoras por servidor.</text:p>
        </text:list-item>
        <text:list-item>
          <text:p text:style-name="P72">Importar distribuidoras por archivo CSV.</text:p>
        </text:list-item>
        <text:list-item>
          <text:p text:style-name="P72">Importar distribuidoras por archivo JSON.</text:p>
        </text:list-item>
      </text:list>
      <text:h text:style-name="P66" text:outline-level="3"><text:bookmark-start text:name="__RefHeading___Toc211_374128011"/><text:span text:style-name="T37">Gestionar </text:span>Pedidos<text:bookmark-end text:name="__RefHeading___Toc211_374128011"/></text:h>
      <text:list text:style-name="L3">
        <text:list-item>
          <text:p text:style-name="P79">Crear nuevo pedido.</text:p>
        </text:list-item>
        <text:list-item>
          <text:p text:style-name="P79">Modificar pedido.</text:p>
        </text:list-item>
        <text:list-item>
          <text:p text:style-name="P79"><text:span text:style-name="T29">Cancelar</text:span> pedido.</text:p>
        </text:list-item>
        <text:list-item>
          <text:p text:style-name="P79">Consultar pedido.</text:p>
        </text:list-item>
        <text:list-item>
          <text:p text:style-name="P81">Generar reporte de pedido.</text:p>
        </text:list-item>
      </text:list>
      <text:h text:style-name="Heading_20_3" text:outline-level="3"><text:bookmark-start text:name="__RefHeading___Toc213_374128011"/>Car<text:span text:style-name="T3">rito de venta</text:span><text:bookmark-end text:name="__RefHeading___Toc213_374128011"/></text:h>
      <text:list text:style-name="L4">
        <text:list-item>
          <text:p text:style-name="P80">Agregar producto al carrito.</text:p>
        </text:list-item>
        <text:list-item>
          <text:p text:style-name="P80">Remover producto al carrito.</text:p>
        </text:list-item>
        <text:list-item>
          <text:p text:style-name="P80">Consultar producto.</text:p>
        </text:list-item>
        <text:list-item>
          <text:p text:style-name="P80">Confirmar venta.</text:p>
        </text:list-item>
        <text:list-item>
          <text:p text:style-name="P80">Generar factura de venta.</text:p>
        </text:list-item>
        <text:list-item>
          <text:p text:style-name="P80">Cancelar venta.</text:p>
        </text:list-item>
      </text:list>
      <text:h text:style-name="P67" text:outline-level="3"><text:bookmark-start text:name="__RefHeading___Toc1922_3493150983"/>Gestionar precios por lote<text:bookmark-end text:name="__RefHeading___Toc1922_3493150983"/></text:h>
      <text:list text:style-name="L5">
        <text:list-item>
          <text:p text:style-name="P82">Agregar producto al lote.</text:p>
        </text:list-item>
        <text:list-item>
          <text:p text:style-name="P82">Remover producto del lote.</text:p>
        </text:list-item>
        <text:list-item>
          <text:p text:style-name="P82"><text:soft-page-break/>Aplicar recargo.</text:p>
        </text:list-item>
        <text:list-item>
          <text:p text:style-name="P82">Aplicar descuento.</text:p>
        </text:list-item>
      </text:list>
      <text:p text:style-name="P46"/>
      <text:p text:style-name="P33"/>
      <text:h text:style-name="P49" text:outline-level="1"><text:bookmark-start text:name="__RefHeading___Toc457_1831016561"/>2. Reglas del Negocio<text:bookmark-end text:name="__RefHeading___Toc457_1831016561"/></text:h>
      <text:h text:style-name="P53" text:outline-level="2"><text:bookmark-start text:name="__RefHeading___Toc490_1831016561"/>2.1. Reglas para Login<text:bookmark-end text:name="__RefHeading___Toc490_1831016561"/></text:h>
      <text:p text:style-name="P18">RN-L1. <text:span text:style-name="T31">El </text:span><text:span text:style-name="T16">inicio de sesión</text:span><text:span text:style-name="T6"> habilita las funciones de venta y pedidos, así como la sincronización de la base de datos local con la del servidor.</text:span></text:p>
      <text:p text:style-name="P18"><text:span text:style-name="T7">RN-L2.</text:span><text:span text:style-name="T6"> El </text:span><text:span text:style-name="T16">cierre de sesión</text:span><text:span text:style-name="T6"> inhabilita las funciones de venta, pedido y sincronización.</text:span></text:p>
      <text:p text:style-name="P21"><text:span text:style-name="T7">RN-L3.</text:span><text:span text:style-name="T6"> Se registrará el inicio de sesión de cada usuario en el sistema.</text:span></text:p>
      <text:p text:style-name="P21"><text:span text:style-name="T7">RN-L4.</text:span><text:span text:style-name="T6"> Cuando la conexión al servidor se interrumpe o se vence (por tiempo de inactividad) se procede cerrar la sesión.</text:span></text:p>
      <text:p text:style-name="P26"><text:span text:style-name="T7">RN-L5.</text:span><text:span text:style-name="T6"> Todo </text:span><text:span text:style-name="T17">inicio</text:span><text:span text:style-name="T6"> o </text:span><text:span text:style-name="T17">cierre de sesión</text:span><text:span text:style-name="T6"> quedará registrado en la base de datos, detallando la hora y fecha, el usuario y el dispositivo empleado.</text:span></text:p>
      <text:p text:style-name="P26"><text:span text:style-name="T7">RN-L6.</text:span><text:span text:style-name="T6"> El sistema validará como credenciales el </text:span><text:span text:style-name="T18">usuario</text:span><text:span text:style-name="T22"> y </text:span><text:span text:style-name="T18">contraseña</text:span><text:span text:style-name="T8">. Si son correctas, entonces se conectará al servidor.</text:span></text:p>
      <text:h text:style-name="P53" text:outline-level="2"><text:bookmark-start text:name="__RefHeading___Toc492_1831016561"/>2.2. Reglas para Producto<text:bookmark-end text:name="__RefHeading___Toc492_1831016561"/></text:h>
      <text:p text:style-name="P18">RN-P1.<text:span text:style-name="T31"> Todo producto tiene un </text:span><text:span text:style-name="T18">código de barras</text:span><text:span text:style-name="T6"> único que lo representa.</text:span></text:p>
      <text:p text:style-name="P18">RN-P2.<text:span text:style-name="T31"> Todo producto puede contener un </text:span><text:span text:style-name="T18">código interno</text:span><text:span text:style-name="T31"> el cuál debe ser único.</text:span></text:p>
      <text:p text:style-name="P18">RN-P3.<text:span text:style-name="T17"> </text:span><text:span text:style-name="T6">Un mismo producto </text:span><text:span text:style-name="T17">puede ser comprado a distintas distribuidoras</text:span><text:span text:style-name="T6"> y a distintos precios.</text:span></text:p>
      <text:p text:style-name="P18"><text:span text:style-name="T7">RN-P4.</text:span><text:span text:style-name="T6"> El precio de compra del producto a la distribuidora se lo denomina </text:span><text:span text:style-name="T18">precio base</text:span><text:span text:style-name="T16">.</text:span></text:p>
      <text:p text:style-name="P18"><text:span text:style-name="T7">RN-P5.</text:span><text:span text:style-name="T6"> Todo producto puede tener que aplicar o no </text:span><text:span text:style-name="T17">IVA (impuesto al valor agregado)</text:span><text:span text:style-name="T6"> de acuerdo a la distribuidora donde se adquiere el producto.</text:span></text:p>
      <text:p text:style-name="P18"><text:span text:style-name="T7">RN-P6.</text:span><text:span text:style-name="T6"> Todo producto tiene asignado una cantidad finita de</text:span><text:span text:style-name="T22"> </text:span><text:span text:style-name="T18">stock</text:span><text:span text:style-name="T22">, </text:span><text:span text:style-name="T8">la cual puede ser la siguiente:</text:span></text:p>
      <text:list text:style-name="L6">
        <text:list-item>
          <text:p text:style-name="P83"><text:span text:style-name="T12"><draw:frame draw:style-name="fr1" draw:name="Objeto1" text:anchor-type="as-char" svg:y="-0.377cm" svg:width="1.827cm" svg:height="0.46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2"><text:s/>si está “fuera de stock”, esto es, que no se consigue el producto.</text:span></text:p>
        </text:list-item>
        <text:list-item>
          <text:p text:style-name="P83"><text:span text:style-name="T34"><draw:frame draw:style-name="fr1" draw:name="Objeto2" text:anchor-type="as-char" svg:y="-0.377cm" svg:width="1.513cm" svg:height="0.469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4"><text:s/></text:span><text:span text:style-name="T12">si “no hay stock”, esto es, no hay existencias, pero puede conseguirse.</text:span></text:p>
        </text:list-item>
        <text:list-item>
          <text:p text:style-name="P83"><text:span text:style-name="T12"><draw:frame draw:style-name="fr1" draw:name="Objeto3" text:anchor-type="as-char" svg:y="-0.377cm" svg:width="1.505cm" svg:height="0.469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2"><text:s/>si está “en stock”.</text:span></text:p>
        </text:list-item>
      </text:list>
      <text:p text:style-name="P18"><text:span text:style-name="T7">RN-P7. </text:span><text:span text:style-name="T6">Todo producto debe tener una </text:span><text:span text:style-name="T18">marca</text:span><text:span text:style-name="T6"> y siempre escrita en MAYÚSCULAS. En caso de que no esté establecida, la misma será </text:span><text:span text:style-name="T17">“IMPORT.”</text:span><text:span text:style-name="T6"> </text:span></text:p>
      <text:p text:style-name="P18"><text:span text:style-name="T7">RN-P8.</text:span><text:span text:style-name="T6"> Todo producto tiene un </text:span><text:span text:style-name="T18">título</text:span><text:span text:style-name="T6"> y una breve </text:span><text:span text:style-name="T18">descripción</text:span><text:span text:style-name="T6">.</text:span></text:p>
      <text:p text:style-name="P18"><text:span text:style-name="T7">RN-P9.</text:span><text:span text:style-name="T6"> Todo producto pertenece a una sola</text:span><text:span text:style-name="T8"> </text:span><text:span text:style-name="T20">subcategoría</text:span><text:span text:style-name="T11">, y esta última pertenece a una única </text:span><text:span text:style-name="T20">categoría</text:span><text:span text:style-name="T11"> más general.</text:span></text:p>
      <text:p text:style-name="P5"><text:span text:style-name="T34">RN-P10.</text:span><text:span text:style-name="T35"> Todo producto debe tiene al menos una </text:span><text:span text:style-name="T18">medida</text:span><text:span text:style-name="T35">, ya sea del “producto”, del “blíster”, de la “bolsa” o de la “caja”.</text:span></text:p>
      <text:p text:style-name="P5"><text:span text:style-name="T34">RN-P11.</text:span><text:span text:style-name="T35"> El </text:span><text:span text:style-name="T18">precio compra</text:span><text:span text:style-name="T35"> es el precio verdadero del producto y se obtiene al calcular el precio sin impuesto del producto por el IVA (si es que corresponde de acuerdo a la distribuidora).</text:span></text:p>
      <text:p text:style-name="P5"><text:span text:style-name="T34">RN-P12.</text:span><text:span text:style-name="T35"> El </text:span><text:span text:style-name="T18">precio público</text:span><text:span text:style-name="T35"> es el precio de venta del producto y siempre debe ser mayor o igual al </text:span><text:span text:style-name="T18">precio compra</text:span><text:span text:style-name="T35">.</text:span></text:p>
      <text:p text:style-name="P6"><text:span text:style-name="T34">RN-P13.</text:span><text:span text:style-name="T35"> Todo producto debe tener cargada al menos una </text:span><text:span text:style-name="T18">imagen del producto</text:span><text:span text:style-name="T22">.</text:span></text:p>
      <text:p text:style-name="P6"><text:soft-page-break/><text:span text:style-name="T24">RN-P14.</text:span><text:span text:style-name="T22"> </text:span><text:span text:style-name="T35">Las </text:span><text:span text:style-name="T18">imágenes del producto</text:span><text:span text:style-name="T35"> se cargarán mediante enlaces a imágenes almacenadas en internet.</text:span></text:p>
      <text:p text:style-name="P34"><text:span text:style-name="T14">RN-P15.</text:span><text:span text:style-name="T10"> El </text:span><text:span text:style-name="T19">código de barras</text:span><text:span text:style-name="T23"> </text:span><text:span text:style-name="T10">debe tener como mucho 48 caracteres de acuerdo a artículo de </text:span><text:a xlink:type="simple" xlink:href="https://www.gs1.org.ar/documentos/GS1-128.pdf" text:style-name="Internet_20_link" text:visited-style-name="Visited_20_Internet_20_Link">GS1 General Specifications</text:a><text:span text:style-name="T35">.</text:span></text:p>
      <text:p text:style-name="P25"><text:span text:style-name="T34">RN-P16.</text:span><text:span text:style-name="T35"> El </text:span><text:span text:style-name="T18">título</text:span><text:span text:style-name="T8"> debe tener como mucho 65 caracteres.</text:span></text:p>
      <text:p text:style-name="P25"><text:span text:style-name="T12">RN-P17.</text:span><text:span text:style-name="T8"> La </text:span><text:span text:style-name="T18">descripción</text:span><text:span text:style-name="T8"> del producto debe tener un máximo de 9999 caracteres.</text:span></text:p>
      <text:p text:style-name="P25"><text:span text:style-name="T12">RN-P18.</text:span><text:span text:style-name="T8"> La </text:span><text:span text:style-name="T18">marca</text:span><text:span text:style-name="T8"> debe tener un tamaño máximo de 100 caracteres.</text:span></text:p>
      <text:p text:style-name="P13">RN-P19.<text:span text:style-name="T31"> Si el usuario presiona el botón para generar el </text:span><text:span text:style-name="T18">código interno</text:span><text:span text:style-name="T31"> entonces el sistema genera dicho código con un valor negativo y único.</text:span></text:p>
      <text:p text:style-name="P14">RN-P20.<text:span text:style-name="T31"> Cuando el usuario elimina un producto, el sistema lo marca como eliminado y se establece una fecha límite durante la cual se puede recuperar el producto eliminado.</text:span></text:p>
      <text:p text:style-name="P15">RN-P21.<text:span text:style-name="T31"> Para cada precio de compra asociado a una distribuidora, se deberá almacenar la </text:span><text:span text:style-name="T18">fecha de la última compra</text:span><text:span text:style-name="T31"> o consulta realizada.</text:span></text:p>
      <text:p text:style-name="P16">RN-P22.<text:span text:style-name="T31"> Todo producto debe almacenar la fecha de creación del producto (en el sistema) y la última fecha de actualización de su información.</text:span></text:p>
      <text:p text:style-name="P16">RN-P23.<text:span text:style-name="T31"> Si un producto es eliminado definitivamente, entonces el sistema debe eliminar todos los registros de precios asignados para un mismo producto.</text:span></text:p>
      <text:h text:style-name="P54" text:outline-level="2"><text:bookmark-start text:name="__RefHeading___Toc494_1831016561"/>2.3. Reglas para Distribuidora<text:bookmark-end text:name="__RefHeading___Toc494_1831016561"/></text:h>
      <text:p text:style-name="P19">RN-D1.<text:span text:style-name="T31"> Toda distribuidora se identificará con su </text:span><text:span text:style-name="T18">CUIT</text:span><text:span text:style-name="T8">, el cuál es un número único e irrepetible. En caso de no tener o no conocerse, se generará uno.</text:span></text:p>
      <text:p text:style-name="P19"><text:span text:style-name="T12">RN-D2.</text:span><text:span text:style-name="T8"> Toda distribuidora tiene un </text:span><text:span text:style-name="T18">nombre</text:span><text:span text:style-name="T8"> que la identifica, el cuál tranquilamente puede ser repetido.</text:span></text:p>
      <text:p text:style-name="P19"><text:span text:style-name="T12">RN-D3. </text:span><text:span text:style-name="T8">Toda distribuidora puede tener opcionalmente una </text:span><text:span text:style-name="T18">dirección</text:span><text:span text:style-name="T22">, un </text:span><text:span text:style-name="T18">teléfono</text:span><text:span text:style-name="T22">, un </text:span><text:span text:style-name="T18">correo electrónico</text:span><text:span text:style-name="T22">.</text:span></text:p>
      <text:p text:style-name="P7"><text:span text:style-name="T34">RN-D4.</text:span><text:span text:style-name="T35"> Una distribuidora puede tener asociada cero, una o más </text:span><text:span text:style-name="T18">facturas</text:span><text:span text:style-name="T35"> de compras realizadas a dicha distribuidora.</text:span></text:p>
      <text:p text:style-name="P8"><text:span text:style-name="T34">RN-D5.</text:span><text:span text:style-name="T35"> Existen distribuidoras que facturan aplicando el </text:span><text:span text:style-name="T18">IVA</text:span><text:span text:style-name="T35"> a los productos y otras que no.</text:span></text:p>
      <text:p text:style-name="P9"><text:span text:style-name="T34">RN-D6.</text:span><text:span text:style-name="T35"> El único dato que no puede modificarse una vez creado es el </text:span><text:span text:style-name="T18">CUIT</text:span><text:span text:style-name="T35">.</text:span></text:p>
      <text:p text:style-name="P10"><text:span text:style-name="T34">RN-D7.</text:span><text:span text:style-name="T35"> Optativamente se podrá almacenar un </text:span><text:span text:style-name="T18">link</text:span><text:span text:style-name="T35"> a la página web de la distribuidora.</text:span></text:p>
      <text:p text:style-name="P11"><text:span text:style-name="T34">RN-D8.</text:span><text:span text:style-name="T35"> La </text:span><text:span text:style-name="T18">eliminación de una distribuidora</text:span><text:span text:style-name="T35"> implica que el sistema elimine todos los </text:span><text:span text:style-name="T18">precios</text:span><text:span text:style-name="T35"> de productos de dicha distribuidora.</text:span></text:p>
      <text:h text:style-name="P55" text:outline-level="2"><text:bookmark-start text:name="__RefHeading___Toc506_1831016561"/>2.4. Reglas para Factura Distribuidora<text:bookmark-end text:name="__RefHeading___Toc506_1831016561"/></text:h>
      <text:p text:style-name="P20">RN-FD1.<text:span text:style-name="T31"> Toda factura debe ser única.</text:span></text:p>
      <text:p text:style-name="P20">RN-FD2.<text:span text:style-name="T31"> Toda factura está asignada a un</text:span><text:span text:style-name="T33">a sola</text:span><text:span text:style-name="T31"> </text:span><text:span text:style-name="T18">distribuidora</text:span><text:span text:style-name="T31"> y tiene una </text:span><text:span text:style-name="T18">fecha</text:span><text:span text:style-name="T31"> asignada.</text:span></text:p>
      <text:p text:style-name="P29">RN-FD3.<text:span text:style-name="T31"> Toda factura debe registrar el </text:span><text:span text:style-name="T18">monto</text:span><text:span text:style-name="T31"> de la factura (sin incluir el IVA).</text:span></text:p>
      <text:p text:style-name="P84">RN-FD4.<text:span text:style-name="T31"> Toda factura tiene un </text:span><text:span text:style-name="T18">identificador</text:span><text:span text:style-name="T31"> único.</text:span></text:p>
      <text:h text:style-name="P56" text:outline-level="2"><text:bookmark-start text:name="__RefHeading___Toc728_1293454848"/><text:soft-page-break/>2.5. Reglas para Carrito de Venta<text:bookmark-end text:name="__RefHeading___Toc728_1293454848"/></text:h>
      <text:p text:style-name="P21">RN-CV1.<text:span text:style-name="T31"> Toda venta tendrá por lo menos un producto agregado al carrito para que se pueda generar la factura correspondiente.</text:span></text:p>
      <text:p text:style-name="P21">RN-CV2.<text:span text:style-name="T31"> A toda venta se le puede agregar recargo y/o descuentos, ya sea por tarjeta de créditos, promociones, etc.</text:span></text:p>
      <text:p text:style-name="P21">RN-CV3.<text:span text:style-name="T31"> La cantidad seleccionada de un producto no puede exceder al stock disponible.</text:span></text:p>
      <text:p text:style-name="P21">RN-CV4.<text:span text:style-name="T31"> No se puede agregar productos sin stock.</text:span></text:p>
      <text:p text:style-name="P23">RN-CV5.<text:span text:style-name="T31"> Al efectuarse una venta, automáticamente el sistema disminuye la cantidad de stock de acuerdo a los productos vendidos.</text:span></text:p>
      <text:h text:style-name="P57" text:outline-level="2"><text:bookmark-start text:name="__RefHeading___Toc730_1293454848"/>2.6. Reglas para Cliente<text:bookmark-end text:name="__RefHeading___Toc730_1293454848"/></text:h>
      <text:p text:style-name="P22">RN-C1.<text:span text:style-name="T31"> Todo cliente debe tener un identificador único que permita diferenciarlo de otros.</text:span></text:p>
      <text:p text:style-name="P22">RN-C2.<text:span text:style-name="T31">Todo cliente tendrá registrado un </text:span><text:span text:style-name="T18">nombre</text:span><text:span text:style-name="T22">, </text:span><text:span text:style-name="T18">dirección</text:span><text:span text:style-name="T22"> y </text:span><text:span text:style-name="T18">teléfono</text:span><text:span text:style-name="T22">.</text:span></text:p>
      <text:p text:style-name="P22"><text:span text:style-name="T12">RN-C3.</text:span><text:span text:style-name="T8"> </text:span><text:span text:style-name="T9">Los clientes serán registrados solamente por un usuario del sistema.</text:span></text:p>
      <text:p text:style-name="P24"><text:span text:style-name="T12">RN-C4.</text:span><text:span text:style-name="T8"> Solamente se registrará como </text:span><text:span text:style-name="T18">cliente</text:span><text:span text:style-name="T8"> a aquellos clientes con cuenta corriente.</text:span></text:p>
      <text:h text:style-name="P57" text:outline-level="2"><text:bookmark-start text:name="__RefHeading___Toc732_1293454848"/>2.7. Reglas para Cuenta Corriente<text:bookmark-end text:name="__RefHeading___Toc732_1293454848"/></text:h>
      <text:p text:style-name="P22">RN-CC1.<text:span text:style-name="T31"> Toda cuenta corriente tiene asignada a un </text:span><text:span text:style-name="T18">cliente</text:span><text:span text:style-name="T31"> registrado.</text:span></text:p>
      <text:p text:style-name="P22">RN-CC2.<text:span text:style-name="T31"> Toda cuenta corriente conservará un historial de </text:span><text:span text:style-name="T18">productos</text:span><text:span text:style-name="T31"> sacados por el cliente y </text:span><text:span text:style-name="T18">pagos realizados</text:span><text:span text:style-name="T31">, además de las </text:span><text:span text:style-name="T18">fechas</text:span><text:span text:style-name="T31">.</text:span></text:p>
      <text:p text:style-name="P22">RN-CC3.<text:span text:style-name="T31"> Se podrá realizar </text:span><text:span text:style-name="T18">pagos parciales</text:span><text:span text:style-name="T31"> hasta cancelar la deuda.</text:span></text:p>
      <text:p text:style-name="P22">RN-CC4.<text:span text:style-name="T31"> </text:span><text:span text:style-name="T32">El Sistema agregará intereses de un X% luego de pasarse un mes sin cancelar la deuda.</text:span></text:p>
      <text:h text:style-name="P58" text:outline-level="2"><text:bookmark-start text:name="__RefHeading___Toc1924_3493150983"/>2.8. Reglas para Comentarios<text:bookmark-end text:name="__RefHeading___Toc1924_3493150983"/></text:h>
      <text:p text:style-name="P27">RN-COM1.<text:span text:style-name="T31"> Los comentarios tienen una </text:span><text:span text:style-name="T18">categoría</text:span><text:span text:style-name="T31"> (o tipo) que permite identificarlos por relevancia.</text:span></text:p>
      <text:p text:style-name="P27">RN-COM2.<text:span text:style-name="T31"> Las posibles </text:span><text:span text:style-name="T18">categorías</text:span><text:span text:style-name="T8"> son </text:span><text:span text:style-name="T22">“Error descubierto”, “Sugerencia”, “Modificar dato”</text:span><text:span text:style-name="T8"> que permiten identificar las situaciones en que se quiere hacer comentar sobre un posible error en el sistema, una sugerencia del sistema o modificar un dato existente en el sistema.</text:span></text:p>
      <text:p text:style-name="P27"><text:span text:style-name="T12">RN-COM3.</text:span><text:span text:style-name="T8"> Los comentarios tienen una </text:span><text:span text:style-name="T18">fecha</text:span><text:span text:style-name="T8"> y está asociada a un </text:span><text:span text:style-name="T18">usuario</text:span><text:span text:style-name="T8"> del sistema, además, tienen un </text:span><text:span text:style-name="T18">asunto</text:span><text:span text:style-name="T8"> y una breve </text:span><text:span text:style-name="T18">descripción</text:span><text:span text:style-name="T8"> del asunto.</text:span></text:p>
      <text:p text:style-name="P27"><text:span text:style-name="T12">RN-COM4.</text:span><text:span text:style-name="T8"> Al enviarse un comentario por mail, el sistema recupera la fecha y hora actual y almacena una copia del mensaje junto a dicha fecha y hora en la base de datos.</text:span></text:p>
      <text:h text:style-name="P59" text:outline-level="2"><text:bookmark-start text:name="__RefHeading___Toc1926_3493150983"/>2.9. Reglas para Catálogos de Productos<text:bookmark-end text:name="__RefHeading___Toc1926_3493150983"/></text:h>
      <text:p text:style-name="P28">RN-CP1.<text:span text:style-name="T31"> Todo catálogo de productos se armará únicamente con productos existentes.</text:span></text:p>
      <text:p text:style-name="P28">RN-CP2.<text:span text:style-name="T31"> Un catálogo de productos puede hacer uso de cero, uno o muchos filtros que permiten filtrar los productos.</text:span></text:p>
      <text:p text:style-name="P28"><text:soft-page-break/>RN-CP3.<text:span text:style-name="T31"> Un catálogo de productos puede ser filtrado por </text:span><text:span text:style-name="T17">“palabra clave”, “código de barra”, “código interno”, “marca/importador”, “rango de precios”, “categoría/subcategoría” y “distribuidora actual”</text:span><text:span text:style-name="T6">.</text:span></text:p>
      <text:h text:style-name="P50" text:outline-level="1"><text:bookmark-start text:name="__RefHeading___Toc875_1466308901"/>3. Descripción de casos de uso<text:bookmark-end text:name="__RefHeading___Toc875_1466308901"/></text:h>
      <text:p text:style-name="P37">El actor a considerar en todos los casos de usos es el <text:span text:style-name="T25">administrador del negocio</text:span><text:span text:style-name="T6"> que es quién interactuará con el sistema realizando las funciones descritas en la </text:span><text:span text:style-name="T18">lista de características</text:span><text:span text:style-name="T8">.</text:span></text:p>
      <text:h text:style-name="Heading_20_2" text:outline-level="2"><text:bookmark-start text:name="__RefHeading___Toc187_374128011 Copy 1"/><text:span text:style-name="T37">3.1. </text:span>Gestionar Login<text:bookmark-end text:name="__RefHeading___Toc187_374128011 Copy 1"/></text:h>
      <text:h text:style-name="P68" text:outline-level="3"><text:bookmark-start text:name="__RefHeading___Toc1435_3420069554"/>Iniciar sesión<text:bookmark-end text:name="__RefHeading___Toc1435_3420069554"/></text:h>
      <text:p text:style-name="P36">El usuario ingresa el nombre o la dirección IP del servidor, y luego las credenciales para intentar conectarse al sistema. Si los datos son válidos, entonces el sistema se conecta al servidor. Caso contrario, no se realiza la conexión.</text:p>
      <text:h text:style-name="P68" text:outline-level="3"><text:bookmark-start text:name="__RefHeading___Toc1437_3420069554"/>Cerrar sesión<text:bookmark-end text:name="__RefHeading___Toc1437_3420069554"/></text:h>
      <text:p text:style-name="P17">El usuario finaliza la sesión, cerrando toda conexión existente con el servidor.</text:p>
      <text:h text:style-name="P60" text:outline-level="2"><text:bookmark-start text:name="__RefHeading___Toc774_1293454848 Copy 1"/><text:span text:style-name="T37">3.2. </text:span>Comentarios<text:bookmark-end text:name="__RefHeading___Toc774_1293454848 Copy 1"/></text:h>
      <text:h text:style-name="Heading_20_3" text:outline-level="3"><text:bookmark-start text:name="__RefHeading___Toc926_1466308901"/>Enviar comentarios por mail.<text:bookmark-end text:name="__RefHeading___Toc926_1466308901"/></text:h>
      <text:p text:style-name="P38">El usuario selecciona el tipo de comentario entre los establecidos por <text:span text:style-name="T38">RN-COM2</text:span><text:span text:style-name="T31"> y luego ingresa el asunto, la descripción del asunto según </text:span><text:span text:style-name="T38">RN-COM3 </text:span><text:span text:style-name="T31">y presiona el botón de “enviar formulario”.</text:span></text:p>
      <text:p text:style-name="P38"><text:span text:style-name="T31">El sistema asigna automáticamente la fecha al comentario para luego guardar una copia del mensaje en el sistema según </text:span><text:span text:style-name="T38">RN-COM4.</text:span></text:p>
      <text:h text:style-name="P60" text:outline-level="2"><text:bookmark-start text:name="__RefHeading___Toc453_1831016561 Copy 1"/><text:span text:style-name="T37">3.3. </text:span>Gestionar distribuidora<text:bookmark-end text:name="__RefHeading___Toc453_1831016561 Copy 1"/></text:h>
      <text:h text:style-name="Heading_20_3" text:outline-level="3"><text:bookmark-start text:name="__RefHeading___Toc1285_3420069554"/>Agregar nuevo distribuidor.<text:bookmark-end text:name="__RefHeading___Toc1285_3420069554"/></text:h>
      <text:p text:style-name="P39">El usuario carga el <text:span text:style-name="T21">CUIT</text:span><text:span text:style-name="T12"> y el </text:span><text:span text:style-name="T21">nombre</text:span><text:span text:style-name="T12"> de la distribuidora, el cuál es único entre todas las distribuidoras según </text:span><text:span text:style-name="T13">RN-D1 </text:span><text:span text:style-name="T8">y </text:span><text:span text:style-name="T13">RN-D2</text:span><text:span text:style-name="T22">, </text:span><text:span text:style-name="T8">o en el caso de no poder identificarlo por CUIT, se crea uno.</text:span></text:p>
      <text:p text:style-name="P12">Los datos <text:span text:style-name="T41">dados en la </text:span><text:span text:style-name="T39">RN-D3</text:span><text:span text:style-name="T41"> pueden ser salteados (u omitidos), así como las facturas según establece en </text:span><text:span text:style-name="T39">RN-D4.</text:span></text:p>
      <text:h text:style-name="Heading_20_3" text:outline-level="3"><text:bookmark-start text:name="__RefHeading___Toc1287_3420069554"/>Eliminar distribuidor existente.<text:bookmark-end text:name="__RefHeading___Toc1287_3420069554"/></text:h>
      <text:p text:style-name="P41">Eliminar una distribuidora implica remover toda la información de dicha distribuidora y eliminando toda información relativa a la misma.</text:p>
      <text:p text:style-name="P41">Esto último implica eliminar facturas y precios para los productos que estén con dicha distribuidora.</text:p>
      <text:h text:style-name="Heading_20_3" text:outline-level="3"><text:bookmark-start text:name="__RefHeading___Toc1289_3420069554"/>Modificar datos distribuidor existente.<text:bookmark-end text:name="__RefHeading___Toc1289_3420069554"/></text:h>
      <text:p text:style-name="P41">La modificación de datos de la distribuidora implica que se modifique cualquier dato de una distribuidora, excepto el <text:span text:style-name="T16">CUIT </text:span><text:span text:style-name="T7">por </text:span><text:span text:style-name="T15">RN-D6.</text:span></text:p>
      <text:h text:style-name="Heading_20_3" text:outline-level="3"><text:bookmark-start text:name="__RefHeading___Toc1291_3420069554"/><text:soft-page-break/>Buscar distribuidora existente.<text:bookmark-end text:name="__RefHeading___Toc1291_3420069554"/></text:h>
      <text:p text:style-name="P41">Se puede buscar una distribuidora mediante el <text:span text:style-name="T21">CUIT</text:span><text:span text:style-name="T12"> y se devolverá la misma para que pueda visualizarse los datos.</text:span></text:p>
      <text:h text:style-name="P60" text:outline-level="2"><text:bookmark-start text:name="__RefHeading___Toc193_374128011 Copy 1"/><text:span text:style-name="T37">3.4. </text:span>Gestionar factura <text:span text:style-name="T36">distribuidora</text:span><text:bookmark-end text:name="__RefHeading___Toc193_374128011 Copy 1"/></text:h>
      <text:h text:style-name="Heading_20_3" text:outline-level="3"><text:bookmark-start text:name="__RefHeading___Toc1293_3420069554"/>Cargar factura nueva.<text:bookmark-end text:name="__RefHeading___Toc1293_3420069554"/></text:h>
      <text:p text:style-name="P41">Para una <text:span text:style-name="T21">distribuidora existente</text:span>, el usuario carga una o más facturas en formato <text:span text:style-name="T38">PDF</text:span><text:span text:style-name="T31"> con su respectiva fecha de emisión y el sistema la almacena en la base de datos, dado por </text:span><text:span text:style-name="T40">RN-FD2.</text:span></text:p>
      <text:h text:style-name="Heading_20_3" text:outline-level="3"><text:bookmark-start text:name="__RefHeading___Toc1295_3420069554"/><text:span text:style-name="T36">Consultar</text:span> factura.<text:bookmark-end text:name="__RefHeading___Toc1295_3420069554"/></text:h>
      <text:p text:style-name="P41">El usuario puede consultar una factura y visualizarla o incluso descargarla. Se podrá consultar las facturas por fecha, por un rango de fechas o incluso mostrar todas.</text:p>
      <text:h text:style-name="P60" text:outline-level="2"><text:bookmark-start text:name="__RefHeading___Toc189_374128011 Copy 1"/><text:span text:style-name="T37">3.5. </text:span>Gestionar producto<text:bookmark-end text:name="__RefHeading___Toc189_374128011 Copy 1"/></text:h>
      <text:h text:style-name="Heading_20_3" text:outline-level="3"><text:bookmark-start text:name="__RefHeading___Toc1297_3420069554"/>Agregar nuevo producto.<text:bookmark-end text:name="__RefHeading___Toc1297_3420069554"/></text:h>
      <text:p text:style-name="Text_20_body"/>
      <text:h text:style-name="Heading_20_3" text:outline-level="3"><text:bookmark-start text:name="__RefHeading___Toc1299_3420069554"/>Eliminar producto existente.<text:bookmark-end text:name="__RefHeading___Toc1299_3420069554"/></text:h>
      <text:p text:style-name="P47">El usuario selecciona remover un producto, por lo que el sistema “remueve” al producto existente de manera tal que no se elimina su información, sino que se procede a “eliminar” el acceso a dicho producto, de acuerdo a <text:span text:style-name="T38">RN-P20.</text:span></text:p>
      <text:h text:style-name="Heading_20_3" text:outline-level="3"><text:bookmark-start text:name="__RefHeading___Toc1301_3420069554"/>Modificar datos de producto existente.<text:bookmark-end text:name="__RefHeading___Toc1301_3420069554"/></text:h>
      <text:p text:style-name="Text_20_body"/>
      <text:h text:style-name="Heading_20_3" text:outline-level="3"><text:bookmark-start text:name="__RefHeading___Toc1303_3420069554"/>Buscar producto existente por código de barras.<text:bookmark-end text:name="__RefHeading___Toc1303_3420069554"/></text:h>
      <text:p text:style-name="Text_20_body"/>
      <text:h text:style-name="Heading_20_3" text:outline-level="3"><text:bookmark-start text:name="__RefHeading___Toc1305_3420069554"/>Buscar producto existente por código interno.<text:bookmark-end text:name="__RefHeading___Toc1305_3420069554"/></text:h>
      <text:p text:style-name="Text_20_body"/>
      <text:h text:style-name="Heading_20_3" text:outline-level="3"><text:bookmark-start text:name="__RefHeading___Toc1307_3420069554"/>Generar código interno.<text:bookmark-end text:name="__RefHeading___Toc1307_3420069554"/></text:h>
      <text:p text:style-name="P40">El usuario inicia la acción de generar un código interno, lo que invoca al sistema para que el mismo genere uno tal como dice la regla <text:span text:style-name="T38">RN-P19</text:span><text:span text:style-name="T31">.</text:span></text:p>
      <text:p text:style-name="P42"><text:span text:style-name="T31">Observación: Puede ser utilizado por los casos de uso </text:span><text:span text:style-name="T17">“Agregar nuevo producto”</text:span><text:span text:style-name="T6"> y </text:span><text:span text:style-name="T17">“Modificar datos de producto existente”</text:span><text:span text:style-name="T6">.</text:span></text:p>
      <text:h text:style-name="Heading_20_2" text:outline-level="2"><text:bookmark-start text:name="__RefHeading___Toc195_374128011 Copy 1"/><text:soft-page-break/><text:span text:style-name="T37">3.6. </text:span>Consultas<text:bookmark-end text:name="__RefHeading___Toc195_374128011 Copy 1"/></text:h>
      <text:h text:style-name="Heading_20_3" text:outline-level="3"><text:bookmark-start text:name="__RefHeading___Toc1309_3420069554"/>Consultar catálogo de productos.<text:bookmark-end text:name="__RefHeading___Toc1309_3420069554"/></text:h>
      <text:p text:style-name="P40">El sistema devuelve un catálogo de productos sin aplicar ninguna restricción al respecto. Por defecto se muestran todos los productos en stock (según <text:span text:style-name="T38">RN-P6</text:span><text:span text:style-name="T31">).</text:span></text:p>
      <text:h text:style-name="Heading_20_3" text:outline-level="3"><text:bookmark-start text:name="__RefHeading___Toc1311_3420069554"/>Consultar catálogo de productos filtrados.<text:bookmark-end text:name="__RefHeading___Toc1311_3420069554"/></text:h>
      <text:p text:style-name="P40">El sistema devuelve un catálogo de productos con algún filtro aplicado.</text:p>
      <text:h text:style-name="Heading_20_3" text:outline-level="3"><text:bookmark-start text:name="__RefHeading___Toc1313_3420069554"/>Consultar catálogo de distribuidoras.<text:bookmark-end text:name="__RefHeading___Toc1313_3420069554"/></text:h>
      <text:h text:style-name="Heading_20_3" text:outline-level="3"><text:bookmark-start text:name="__RefHeading___Toc1315_3420069554"/>Consultar facturas de distribuidora.<text:bookmark-end text:name="__RefHeading___Toc1315_3420069554"/></text:h>
      <text:h text:style-name="Heading_20_3" text:outline-level="3"><text:bookmark-start text:name="__RefHeading___Toc1317_3420069554"/>Consultar productos vendidos por fecha.<text:bookmark-end text:name="__RefHeading___Toc1317_3420069554"/></text:h>
      <text:p text:style-name="Text_20_body"/>
      <text:h text:style-name="Heading_20_2" text:outline-level="2"><text:bookmark-start text:name="__RefHeading___Toc197_374128011 Copy 1"/><text:span text:style-name="T37">3.7. </text:span>Reportes<text:bookmark-end text:name="__RefHeading___Toc197_374128011 Copy 1"/></text:h>
      <text:h text:style-name="Heading_20_3" text:outline-level="3"><text:bookmark-start text:name="__RefHeading___Toc1319_3420069554"/>Generar lista de productos.<text:bookmark-end text:name="__RefHeading___Toc1319_3420069554"/></text:h>
      <text:h text:style-name="Heading_20_3" text:outline-level="3"><text:bookmark-start text:name="__RefHeading___Toc1321_3420069554"/>Generar lista de productos filtrados.<text:bookmark-end text:name="__RefHeading___Toc1321_3420069554"/></text:h>
      <text:h text:style-name="Heading_20_3" text:outline-level="3"><text:bookmark-start text:name="__RefHeading___Toc1323_3420069554"/>Generar lista de productos vendidos.<text:bookmark-end text:name="__RefHeading___Toc1323_3420069554"/></text:h>
      <text:p text:style-name="Text_20_body"/>
      <text:h text:style-name="Heading_20_2" text:outline-level="2"><text:bookmark-start text:name="__RefHeading___Toc199_374128011 Copy 1"/><text:span text:style-name="T37">3.8. </text:span>Carrito de venta<text:bookmark-end text:name="__RefHeading___Toc199_374128011 Copy 1"/></text:h>
      <text:h text:style-name="Heading_20_3" text:outline-level="3"><text:bookmark-start text:name="__RefHeading___Toc1325_3420069554"/>Agregar producto al carrito.<text:bookmark-end text:name="__RefHeading___Toc1325_3420069554"/></text:h>
      <text:h text:style-name="Heading_20_3" text:outline-level="3"><text:bookmark-start text:name="__RefHeading___Toc1327_3420069554"/>Remover producto del carrito.<text:bookmark-end text:name="__RefHeading___Toc1327_3420069554"/></text:h>
      <text:h text:style-name="Heading_20_3" text:outline-level="3"><text:bookmark-start text:name="__RefHeading___Toc1329_3420069554"/>Modificar cantidad de producto en el carrito.<text:bookmark-end text:name="__RefHeading___Toc1329_3420069554"/></text:h>
      <text:h text:style-name="Heading_20_3" text:outline-level="3"><text:bookmark-start text:name="__RefHeading___Toc1331_3420069554"/>Buscar producto por código de barra.<text:bookmark-end text:name="__RefHeading___Toc1331_3420069554"/></text:h>
      <text:h text:style-name="Heading_20_3" text:outline-level="3"><text:bookmark-start text:name="__RefHeading___Toc1333_3420069554"/>Buscar producto por código interno.<text:bookmark-end text:name="__RefHeading___Toc1333_3420069554"/></text:h>
      <text:p text:style-name="Text_20_body"/>
      <text:h text:style-name="Heading_20_2" text:outline-level="2"><text:bookmark-start text:name="__RefHeading___Toc201_374128011 Copy 1"/><text:soft-page-break/><text:span text:style-name="T37">3.9. Gestionar </text:span>Cliente<text:bookmark-end text:name="__RefHeading___Toc201_374128011 Copy 1"/></text:h>
      <text:h text:style-name="Heading_20_3" text:outline-level="3"><text:bookmark-start text:name="__RefHeading___Toc1335_3420069554"/>Agregar nuevo cliente.<text:bookmark-end text:name="__RefHeading___Toc1335_3420069554"/></text:h>
      <text:h text:style-name="Heading_20_3" text:outline-level="3"><text:bookmark-start text:name="__RefHeading___Toc1337_3420069554"/>Modificar datos del cliente existente.<text:bookmark-end text:name="__RefHeading___Toc1337_3420069554"/></text:h>
      <text:h text:style-name="Heading_20_3" text:outline-level="3"><text:bookmark-start text:name="__RefHeading___Toc1339_3420069554"/>Eliminar cliente existente.<text:bookmark-end text:name="__RefHeading___Toc1339_3420069554"/></text:h>
      <text:h text:style-name="Heading_20_3" text:outline-level="3"><text:bookmark-start text:name="__RefHeading___Toc1341_3420069554"/>Buscar cliente.<text:bookmark-end text:name="__RefHeading___Toc1341_3420069554"/></text:h>
      <text:p text:style-name="Text_20_body"/>
      <text:h text:style-name="Heading_20_2" text:outline-level="2"><text:bookmark-start text:name="__RefHeading___Toc455_1831016561 Copy 1"/><text:span text:style-name="T37">3.10. </text:span>Cuentas Corrientes<text:bookmark-end text:name="__RefHeading___Toc455_1831016561 Copy 1"/></text:h>
      <text:h text:style-name="Heading_20_3" text:outline-level="3"><text:bookmark-start text:name="__RefHeading___Toc1343_3420069554"/>Añadir cliente.<text:bookmark-end text:name="__RefHeading___Toc1343_3420069554"/></text:h>
      <text:h text:style-name="Heading_20_3" text:outline-level="3"><text:bookmark-start text:name="__RefHeading___Toc1345_3420069554"/>Actualizar deuda cliente.<text:bookmark-end text:name="__RefHeading___Toc1345_3420069554"/></text:h>
      <text:h text:style-name="Heading_20_3" text:outline-level="3"><text:bookmark-start text:name="__RefHeading___Toc1347_3420069554"/>Recuperar historial cliente.<text:bookmark-end text:name="__RefHeading___Toc1347_3420069554"/></text:h>
      <text:p text:style-name="Text_20_body"/>
      <text:h text:style-name="Heading_20_2" text:outline-level="2"><text:bookmark-start text:name="__RefHeading___Toc205_374128011 Copy 1"/><text:span text:style-name="T37">3.11. </text:span>Historial de productos<text:bookmark-end text:name="__RefHeading___Toc205_374128011 Copy 1"/></text:h>
      <text:h text:style-name="Heading_20_3" text:outline-level="3"><text:bookmark-start text:name="__RefHeading___Toc1349_3420069554"/>Recuperar historial de <text:span text:style-name="T26">modificaciones de </text:span>productos.<text:bookmark-end text:name="__RefHeading___Toc1349_3420069554"/></text:h>
      <text:h text:style-name="Heading_20_3" text:outline-level="3"><text:bookmark-start text:name="__RefHeading___Toc1351_3420069554"/>Recuperar historial de <text:span text:style-name="T26">modificaciones de </text:span>productos por fecha.<text:bookmark-end text:name="__RefHeading___Toc1351_3420069554"/></text:h>
      <text:p text:style-name="Text_20_body"/>
      <text:h text:style-name="Heading_20_2" text:outline-level="2"><text:bookmark-start text:name="__RefHeading___Toc207_374128011 Copy 1"/><text:soft-page-break/><text:span text:style-name="T37">3.12. </text:span>Exportar datos<text:bookmark-end text:name="__RefHeading___Toc207_374128011 Copy 1"/></text:h>
      <text:h text:style-name="Heading_20_3" text:outline-level="3"><text:bookmark-start text:name="__RefHeading___Toc1353_3420069554"/>Exportar productos nuevos.<text:bookmark-end text:name="__RefHeading___Toc1353_3420069554"/></text:h>
      <text:h text:style-name="Heading_20_3" text:outline-level="3"><text:bookmark-start text:name="__RefHeading___Toc1355_3420069554"/>Exportar productos modificados.<text:bookmark-end text:name="__RefHeading___Toc1355_3420069554"/></text:h>
      <text:h text:style-name="Heading_20_3" text:outline-level="3"><text:bookmark-start text:name="__RefHeading___Toc1357_3420069554"/>Notificar productos removidos.<text:bookmark-end text:name="__RefHeading___Toc1357_3420069554"/></text:h>
      <text:h text:style-name="Heading_20_3" text:outline-level="3"><text:bookmark-start text:name="__RefHeading___Toc1359_3420069554"/>Exportar distribuidoras nuevas.<text:bookmark-end text:name="__RefHeading___Toc1359_3420069554"/></text:h>
      <text:h text:style-name="Heading_20_3" text:outline-level="3"><text:bookmark-start text:name="__RefHeading___Toc1361_3420069554"/>Exportar distribuidoras modificadas.<text:bookmark-end text:name="__RefHeading___Toc1361_3420069554"/></text:h>
      <text:h text:style-name="Heading_20_3" text:outline-level="3"><text:bookmark-start text:name="__RefHeading___Toc1363_3420069554"/>Notificar distribuidoras removidas.<text:bookmark-end text:name="__RefHeading___Toc1363_3420069554"/></text:h>
      <text:h text:style-name="Heading_20_3" text:outline-level="3"><text:bookmark-start text:name="__RefHeading___Toc1365_3420069554"/>Exportar nuevos clientes.<text:bookmark-end text:name="__RefHeading___Toc1365_3420069554"/></text:h>
      <text:h text:style-name="Heading_20_3" text:outline-level="3"><text:bookmark-start text:name="__RefHeading___Toc1367_3420069554"/>Exportar modificaciones clientes.<text:bookmark-end text:name="__RefHeading___Toc1367_3420069554"/></text:h>
      <text:h text:style-name="Heading_20_3" text:outline-level="3"><text:bookmark-start text:name="__RefHeading___Toc1369_3420069554"/>Notificar clientes removidos.<text:bookmark-end text:name="__RefHeading___Toc1369_3420069554"/></text:h>
      <text:p text:style-name="Text_20_body"/>
      <text:h text:style-name="Heading_20_2" text:outline-level="2"><text:bookmark-start text:name="__RefHeading___Toc209_374128011 Copy 1"/><text:span text:style-name="T37">3.13. </text:span>Importar datos<text:bookmark-end text:name="__RefHeading___Toc209_374128011 Copy 1"/></text:h>
      <text:h text:style-name="Heading_20_3" text:outline-level="3"><text:bookmark-start text:name="__RefHeading___Toc1371_3420069554"/>Importar productos por servidor<text:bookmark-end text:name="__RefHeading___Toc1371_3420069554"/></text:h>
      <text:h text:style-name="Heading_20_3" text:outline-level="3"><text:bookmark-start text:name="__RefHeading___Toc1373_3420069554"/>Importar productos por archivo CSV.<text:bookmark-end text:name="__RefHeading___Toc1373_3420069554"/></text:h>
      <text:h text:style-name="Heading_20_3" text:outline-level="3"><text:bookmark-start text:name="__RefHeading___Toc1375_3420069554"/>Importar productos por archivo JSON.<text:bookmark-end text:name="__RefHeading___Toc1375_3420069554"/></text:h>
      <text:h text:style-name="Heading_20_3" text:outline-level="3"><text:bookmark-start text:name="__RefHeading___Toc1377_3420069554"/>Importar distribuidoras por servidor.<text:bookmark-end text:name="__RefHeading___Toc1377_3420069554"/></text:h>
      <text:h text:style-name="Heading_20_3" text:outline-level="3"><text:bookmark-start text:name="__RefHeading___Toc1379_3420069554"/>Importar distribuidoras por archivo CSV.<text:bookmark-end text:name="__RefHeading___Toc1379_3420069554"/></text:h>
      <text:h text:style-name="Heading_20_3" text:outline-level="3"><text:bookmark-start text:name="__RefHeading___Toc1381_3420069554"/>Importar distribuidoras por archivo JSON.<text:bookmark-end text:name="__RefHeading___Toc1381_3420069554"/></text:h>
      <text:p text:style-name="Text_20_body"/>
      <text:h text:style-name="Heading_20_2" text:outline-level="2"><text:bookmark-start text:name="__RefHeading___Toc211_374128011 Copy 1"/><text:span text:style-name="T37">3.14. Gestionar </text:span>Pedidos<text:bookmark-end text:name="__RefHeading___Toc211_374128011 Copy 1"/></text:h>
      <text:h text:style-name="Heading_20_3" text:outline-level="3"><text:bookmark-start text:name="__RefHeading___Toc1383_3420069554"/>Crear nuevo pedido.<text:bookmark-end text:name="__RefHeading___Toc1383_3420069554"/></text:h>
      <text:h text:style-name="Heading_20_3" text:outline-level="3"><text:bookmark-start text:name="__RefHeading___Toc1385_3420069554"/>Modificar pedido.<text:bookmark-end text:name="__RefHeading___Toc1385_3420069554"/></text:h>
      <text:h text:style-name="Heading_20_3" text:outline-level="3"><text:bookmark-start text:name="__RefHeading___Toc1387_3420069554"/><text:span text:style-name="T29">Cancelar</text:span> pedido.<text:bookmark-end text:name="__RefHeading___Toc1387_3420069554"/></text:h>
      <text:h text:style-name="Heading_20_3" text:outline-level="3"><text:bookmark-start text:name="__RefHeading___Toc1389_3420069554"/>Consultar pedido.<text:bookmark-end text:name="__RefHeading___Toc1389_3420069554"/></text:h>
      <text:h text:style-name="Heading_20_3" text:outline-level="3"><text:bookmark-start text:name="__RefHeading___Toc1391_3420069554"/>Generar reporte de pedido.<text:bookmark-end text:name="__RefHeading___Toc1391_3420069554"/></text:h>
      <text:p text:style-name="Text_20_body"/>
      <text:h text:style-name="Heading_20_2" text:outline-level="2"><text:bookmark-start text:name="__RefHeading___Toc213_374128011 Copy 1"/><text:soft-page-break/><text:span text:style-name="T37">3.15. </text:span>Car<text:span text:style-name="T3">rito de venta</text:span><text:bookmark-end text:name="__RefHeading___Toc213_374128011 Copy 1"/></text:h>
      <text:h text:style-name="Heading_20_3" text:outline-level="3"><text:bookmark-start text:name="__RefHeading___Toc1393_3420069554"/>Agregar producto al carrito.<text:bookmark-end text:name="__RefHeading___Toc1393_3420069554"/></text:h>
      <text:h text:style-name="Heading_20_3" text:outline-level="3"><text:bookmark-start text:name="__RefHeading___Toc1395_3420069554"/>Remover producto al carrito.<text:bookmark-end text:name="__RefHeading___Toc1395_3420069554"/></text:h>
      <text:h text:style-name="Heading_20_3" text:outline-level="3"><text:bookmark-start text:name="__RefHeading___Toc1397_3420069554"/>Consultar producto.<text:bookmark-end text:name="__RefHeading___Toc1397_3420069554"/></text:h>
      <text:h text:style-name="Heading_20_3" text:outline-level="3"><text:bookmark-start text:name="__RefHeading___Toc1399_3420069554"/>Confirmar venta.<text:bookmark-end text:name="__RefHeading___Toc1399_3420069554"/></text:h>
      <text:h text:style-name="Heading_20_3" text:outline-level="3"><text:bookmark-start text:name="__RefHeading___Toc1401_3420069554"/>Generar factura de venta.<text:bookmark-end text:name="__RefHeading___Toc1401_3420069554"/></text:h>
      <text:h text:style-name="Heading_20_3" text:outline-level="3"><text:bookmark-start text:name="__RefHeading___Toc1403_3420069554"/>Cancelar venta.<text:bookmark-end text:name="__RefHeading___Toc1403_3420069554"/></text:h>
      <text:p text:style-name="Text_20_body"/>
      <text:h text:style-name="P61" text:outline-level="2"><text:bookmark-start text:name="__RefHeading___Toc1928_3493150983"/>3.16. Gestionar precios por lote<text:bookmark-end text:name="__RefHeading___Toc1928_3493150983"/></text:h>
      <text:h text:style-name="Heading_20_3" text:outline-level="3"><text:bookmark-start text:name="__RefHeading___Toc1930_3493150983"/>Agregar producto al lote.<text:bookmark-end text:name="__RefHeading___Toc1930_3493150983"/></text:h>
      <text:p text:style-name="Text_20_body"/>
      <text:h text:style-name="Heading_20_3" text:outline-level="3"><text:bookmark-start text:name="__RefHeading___Toc1932_3493150983"/>Remover producto del lote.<text:bookmark-end text:name="__RefHeading___Toc1932_3493150983"/></text:h>
      <text:p text:style-name="Text_20_body"/>
      <text:h text:style-name="Heading_20_3" text:outline-level="3"><text:bookmark-start text:name="__RefHeading___Toc1934_3493150983"/>Aplicar recargo.<text:bookmark-end text:name="__RefHeading___Toc1934_3493150983"/></text:h>
      <text:p text:style-name="Text_20_body"/>
      <text:h text:style-name="Heading_20_3" text:outline-level="3"><text:bookmark-start text:name="__RefHeading___Toc1936_3493150983"/>Aplicar descuento.<text:bookmark-end text:name="__RefHeading___Toc1936_3493150983"/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name="Arial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666666"/>
      <style:paragraph-properties fo:margin-top="0cm" fo:margin-bottom="0.3cm" style:contextual-spacing="false" fo:text-align="center" style:justify-single-word="false" style:page-number="auto" fo:background-color="transparent" fo:padding="0.049cm" fo:border="0.06pt solid #000000">
        <style:tab-stops/>
      </style:paragraph-properties>
      <style:text-properties fo:text-transform="uppercase" fo:color="#000000" loext:opacity="100%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align="end" style:justify-single-word="false" style:border-line-width-bottom="0.018cm 0.018cm 0.018cm" fo:padding="0.049cm" fo:border-left="none" fo:border-right="none" fo:border-top="none" fo:border-bottom="1.5pt double-thin #000000"/>
      <style:text-properties fo:color="#2a6099" loext:opacity="100%"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style:contextual-spacing="false" style:page-number="auto"/>
      <style:text-properties fo:color="#2a6099" loext:opacity="100%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96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6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46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AR">
      <number:number number:min-integer-digits="1"/>
    </number:number-style>
    <number:text-style style:name="N10100" number:language="es" number:country="AR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style style:name="MP1" style:family="paragraph" style:parent-style-name="Footer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officeooo:rsid="000a3a90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ágina </text:span><text:page-number text:select-page="current">17</text:page-number><text:s/><text:span text:style-name="MT1">de </text:span><text:span text:style-name="MT1"><text:page-count>1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5T11:39:20.353000000</meta:creation-date>
    <dc:title>UNS</dc:title>
    <meta:editing-duration>PT21H46M45S</meta:editing-duration>
    <meta:editing-cycles>64</meta:editing-cycles>
    <meta:generator>LibreOffice/7.5.4.2$Windows_X86_64 LibreOffice_project/36ccfdc35048b057fd9854c757a8b67ec53977b6</meta:generator>
    <meta:initial-creator>David Emanuel Latouquette</meta:initial-creator>
    <dc:date>2023-07-20T22:32:14.440000000</dc:date>
    <dc:creator>David Emanuel Latouquette</dc:creator>
    <meta:document-statistic meta:table-count="1" meta:image-count="0" meta:object-count="3" meta:page-count="17" meta:paragraph-count="394" meta:word-count="3065" meta:character-count="19013" meta:non-whitespace-character-count="16491"/>
    <meta:template xlink:type="simple" xlink:actuate="onRequest" xlink:title="UNS" xlink:href="../../../../../AppData/Roaming/LibreOffice/4/user/template/UNS1.ott" meta:date="2023-06-25T11:39:19.279000000"/>
  </office:meta>
</office:document-meta>
</file>

<file path=Object 1/content.xml><?xml version="1.0" encoding="utf-8"?>
<math xmlns="http://www.w3.org/1998/Math/MathML" display="block">
  <semantics>
    <mstyle mathvariant="bold">
      <mrow>
        <mi mathvariant="italic">stock</mi>
        <mo stretchy="false">=</mo>
        <mrow>
          <mo stretchy="false">−</mo>
          <mn>1</mn>
        </mrow>
      </mrow>
    </mstyle>
    <annotation encoding="StarMath 5.0">bold{ stock=-1 }</annotation>
  </semantics>
</math>
</file>

<file path=Object 2/content.xml><?xml version="1.0" encoding="utf-8"?>
<math xmlns="http://www.w3.org/1998/Math/MathML" display="block">
  <semantics>
    <mstyle mathvariant="bold">
      <mrow>
        <mi mathvariant="italic">stock</mi>
        <mo stretchy="false">=</mo>
        <mn>0</mn>
      </mrow>
    </mstyle>
    <annotation encoding="StarMath 5.0">bold{ stock=0 }</annotation>
  </semantics>
</math>
</file>

<file path=Object 3/content.xml><?xml version="1.0" encoding="utf-8"?>
<math xmlns="http://www.w3.org/1998/Math/MathML" display="block">
  <semantics>
    <mstyle mathvariant="bold">
      <mrow>
        <mi mathvariant="italic">stock</mi>
        <mo stretchy="false">≥</mo>
        <mn>1</mn>
      </mrow>
    </mstyle>
    <annotation encoding="StarMath 5.0">bold{ stock&gt;=1 }</annotation>
  </semantics>
</math>
</file>